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BA000000C34133A82B91BD6DC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text-align="center" style:justify-single-word="false"/>
    </style:style>
    <style:style style:name="P2" style:family="paragraph" style:parent-style-name="Standard">
      <style:paragraph-properties fo:margin-left="0.635cm" fo:margin-right="0cm" fo:text-align="justify" style:justify-single-word="false" fo:hyphenation-ladder-count="no-limit" fo:text-indent="0cm" style:auto-text-indent="false"/>
      <style:text-properties fo:hyphenate="true" fo:hyphenation-remain-char-count="2" fo:hyphenation-push-char-count="2" loext:hyphenation-no-caps="false"/>
    </style:style>
    <style:style style:name="P3" style:family="paragraph" style:parent-style-name="Standard">
      <style:paragraph-properties fo:margin-left="0.635cm" fo:margin-right="0cm" fo:text-align="justify" style:justify-single-word="false" fo:hyphenation-ladder-count="no-limit" fo:text-indent="0cm" style:auto-text-indent="false" fo:break-before="page"/>
      <style:text-properties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ext-properties fo:hyphenate="true" fo:hyphenation-remain-char-count="2" fo:hyphenation-push-char-count="2" loext:hyphenation-no-caps="false"/>
    </style:style>
    <style:style style:name="P5" style:family="paragraph" style:parent-style-name="List_20_Paragraph">
      <style:paragraph-properties fo:margin-left="1.259cm" fo:margin-right="0cm" fo:margin-top="0cm" fo:margin-bottom="0cm" style:contextual-spacing="false" fo:text-align="justify" style:justify-single-word="false" fo:hyphenation-ladder-count="no-limit" fo:text-indent="0cm" style:auto-text-indent="false"/>
      <style:text-properties style:font-name="Calibri" fo:font-size="10pt" style:font-size-asian="10pt" style:font-name-complex="Calibri1" style:font-size-complex="10pt" fo:hyphenate="true" fo:hyphenation-remain-char-count="2" fo:hyphenation-push-char-count="2" loext:hyphenation-no-caps="false"/>
    </style:style>
    <style:style style:name="P6" style:family="paragraph" style:parent-style-name="Standard">
      <style:paragraph-properties fo:margin-left="0.635cm" fo:margin-right="0cm" fo:text-align="justify" style:justify-single-word="false" fo:hyphenation-ladder-count="no-limit" fo:text-indent="0cm" style:auto-text-indent="false"/>
      <style:text-properties style:font-name="Calibri" fo:font-size="10pt" style:font-size-asian="10pt" style:font-name-complex="Calibri1" style:font-size-complex="10pt" fo:hyphenate="true" fo:hyphenation-remain-char-count="2" fo:hyphenation-push-char-count="2" loext:hyphenation-no-caps="false"/>
    </style:style>
    <style:style style:name="P7" style:family="paragraph" style:parent-style-name="Standard">
      <style:paragraph-properties fo:margin-left="0.63cm" fo:margin-right="0cm" fo:text-align="justify" style:justify-single-word="false" fo:hyphenation-ladder-count="no-limit" fo:text-indent="0cm" style:auto-text-indent="false"/>
      <style:text-properties style:font-name="Calibri" fo:font-size="10pt" style:font-size-asian="10pt" style:font-name-complex="Calibri1" style:font-size-complex="10pt"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ext-properties style:font-name="Calibri" fo:font-size="10pt" style:font-size-asian="10pt" style:font-name-complex="Calibri1" style:font-size-complex="10pt" fo:hyphenate="true" fo:hyphenation-remain-char-count="2" fo:hyphenation-push-char-count="2" loext:hyphenation-no-caps="false"/>
    </style:style>
    <style:style style:name="P9" style:family="paragraph" style:parent-style-name="Standard">
      <style:paragraph-properties fo:margin-left="0cm" fo:margin-right="0cm" fo:text-align="justify" style:justify-single-word="false" fo:hyphenation-ladder-count="no-limit" fo:text-indent="0cm" style:auto-text-indent="false"/>
      <style:text-properties style:font-name="Calibri" fo:font-size="10pt" style:font-size-asian="10pt" style:font-name-complex="Calibri1" style:font-size-complex="10pt" fo:hyphenate="true" fo:hyphenation-remain-char-count="2" fo:hyphenation-push-char-count="2" loext:hyphenation-no-caps="false"/>
    </style:style>
    <style:style style:name="P10" style:family="paragraph" style:parent-style-name="List_20_Paragraph">
      <style:paragraph-properties fo:margin-left="0cm" fo:margin-right="0cm" fo:margin-top="0cm" fo:margin-bottom="0cm" style:contextual-spacing="false" fo:text-align="justify" style:justify-single-word="false" fo:hyphenation-ladder-count="no-limit" fo:text-indent="0cm" style:auto-text-indent="false"/>
      <style:text-properties style:font-name="Calibri" fo:font-size="10pt" officeooo:rsid="00138902" officeooo:paragraph-rsid="00138902" style:font-size-asian="10pt" style:font-name-complex="Calibri1" style:font-size-complex="10pt"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ext-properties style:font-name="Calibri" fo:font-size="10pt" officeooo:rsid="00138902" officeooo:paragraph-rsid="00138902" style:font-size-asian="10pt" style:font-name-complex="Calibri1" style:font-size-complex="10pt" fo:hyphenate="true" fo:hyphenation-remain-char-count="2" fo:hyphenation-push-char-count="2" loext:hyphenation-no-caps="false"/>
    </style:style>
    <style:style style:name="P12" style:family="paragraph" style:parent-style-name="Standard">
      <style:paragraph-properties fo:margin-left="0.635cm" fo:margin-right="0cm" fo:text-align="justify" style:justify-single-word="false" fo:hyphenation-ladder-count="no-limit" fo:text-indent="0cm" style:auto-text-indent="false"/>
      <style:text-properties style:font-name="Calibri" fo:font-size="10pt" officeooo:rsid="001015dc" officeooo:paragraph-rsid="001015dc" style:font-size-asian="10pt" style:font-name-complex="Calibri1" style:font-size-complex="10pt"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ext-properties style:font-name="Calibri" fo:font-size="10pt" officeooo:rsid="0014feb2" officeooo:paragraph-rsid="0014feb2" style:font-size-asian="10pt" style:font-name-complex="Calibri1" style:font-size-complex="10pt" fo:hyphenate="true" fo:hyphenation-remain-char-count="2" fo:hyphenation-push-char-count="2" loext:hyphenation-no-caps="false"/>
    </style:style>
    <style:style style:name="P14" style:family="paragraph" style:parent-style-name="Standard">
      <style:paragraph-properties fo:margin-left="1.251cm" fo:margin-right="0cm" fo:line-height="115%" fo:text-align="justify" style:justify-single-word="false" fo:text-indent="-0.635cm" style:auto-text-indent="false"/>
      <style:text-properties style:font-name="Calibri" fo:font-size="10pt" style:font-size-asian="10pt" style:language-asian="ar" style:country-asian="SA" style:font-name-complex="Calibri1" style:font-size-complex="10pt"/>
    </style:style>
    <style:style style:name="P15" style:family="paragraph" style:parent-style-name="Standard">
      <loext:graphic-properties draw:fill="solid" draw:fill-color="#ffffff"/>
      <style:paragraph-properties fo:margin-left="1.251cm" fo:margin-right="0cm" fo:line-height="115%" fo:text-align="justify" style:justify-single-word="false" fo:text-indent="-0.635cm" style:auto-text-indent="false" fo:background-color="#ffffff" style:vertical-align="baseline"/>
      <style:text-properties style:font-name="Calibri" fo:font-size="10pt" style:font-size-asian="10pt" style:language-asian="ar" style:country-asian="SA" style:font-name-complex="Calibri1" style:font-size-complex="10pt"/>
    </style:style>
    <style:style style:name="P16" style:family="paragraph" style:parent-style-name="Standard">
      <style:paragraph-properties fo:margin-left="1.251cm" fo:margin-right="0cm" fo:line-height="115%" fo:text-align="justify" style:justify-single-word="false" fo:text-indent="-0.635cm" style:auto-text-indent="false"/>
      <style:text-properties style:font-name="Calibri" fo:font-size="10pt" style:font-size-asian="10pt" style:language-asian="pt" style:country-asian="BR" style:font-name-complex="Calibri1" style:font-size-complex="10pt"/>
    </style:style>
    <style:style style:name="P17" style:family="paragraph" style:parent-style-name="Standard">
      <loext:graphic-properties draw:fill="solid" draw:fill-color="#ffffff"/>
      <style:paragraph-properties fo:margin-left="1.251cm" fo:margin-right="0cm" fo:line-height="115%" fo:text-align="justify" style:justify-single-word="false" fo:text-indent="-0.635cm" style:auto-text-indent="false" fo:background-color="#ffffff" style:vertical-align="baseline"/>
      <style:text-properties style:font-name="Calibri" fo:font-size="10pt" style:font-size-asian="10pt" style:language-asian="pt" style:country-asian="BR" style:font-name-complex="Calibri1" style:font-size-complex="10pt"/>
    </style:style>
    <style:style style:name="P18" style:family="paragraph" style:parent-style-name="Standard">
      <style:paragraph-properties fo:text-align="center" style:justify-single-word="false">
        <style:tab-stops>
          <style:tab-stop style:position="3.81cm"/>
        </style:tab-stops>
      </style:paragraph-properties>
      <style:text-properties style:font-name="Calibri" fo:font-size="10pt" fo:font-weight="bold" style:font-size-asian="10pt" style:font-weight-asian="bold" style:font-name-complex="Calibri1" style:font-size-complex="10pt"/>
    </style:style>
    <style:style style:name="P19" style:family="paragraph" style:parent-style-name="Standard">
      <style:paragraph-properties fo:text-align="center" style:justify-single-word="false">
        <style:tab-stops>
          <style:tab-stop style:position="3.81cm"/>
        </style:tab-stops>
      </style:paragraph-properties>
      <style:text-properties style:font-name="Calibri" fo:font-size="10pt" fo:font-weight="bold" officeooo:rsid="001668c8" officeooo:paragraph-rsid="001668c8" style:font-size-asian="10pt" style:font-weight-asian="bold" style:font-name-complex="Calibri1" style:font-size-complex="10pt"/>
    </style:style>
    <style:style style:name="P20" style:family="paragraph" style:parent-style-name="Standard">
      <style:paragraph-properties fo:margin-left="1.251cm" fo:margin-right="0cm" fo:line-height="115%" fo:text-indent="-0.635cm" style:auto-text-indent="false"/>
      <style:text-properties style:font-name="Calibri" fo:font-size="10pt" fo:background-color="#ffffff" style:font-size-asian="10pt" style:language-asian="pt" style:country-asian="BR" style:font-name-complex="Calibri1" style:font-size-complex="10pt"/>
    </style:style>
    <style:style style:name="P21" style:family="paragraph" style:parent-style-name="Normal_20__28_Web_29_">
      <style:paragraph-properties fo:margin-left="0.635cm" fo:margin-right="0cm" fo:margin-top="0.494cm" fo:margin-bottom="0.661cm" style:contextual-spacing="false" fo:line-height="115%" fo:text-align="justify" style:justify-single-word="false" fo:text-indent="0cm" style:auto-text-indent="false"/>
    </style:style>
    <style:style style:name="P22" style:family="paragraph" style:parent-style-name="Standard">
      <style:paragraph-properties fo:margin-left="0.635cm" fo:margin-right="0cm" fo:line-height="115%" fo:text-align="justify" style:justify-single-word="false" fo:text-indent="0cm" style:auto-text-indent="false"/>
    </style:style>
    <style:style style:name="P23" style:family="paragraph" style:parent-style-name="Standard">
      <style:paragraph-properties fo:margin-left="0.635cm" fo:margin-right="0cm" fo:margin-top="0.494cm" fo:margin-bottom="0.494cm" style:contextual-spacing="false" fo:line-height="115%" fo:text-align="justify" style:justify-single-word="false" fo:text-indent="0cm" style:auto-text-indent="false"/>
    </style:style>
    <style:style style:name="P24" style:family="paragraph" style:parent-style-name="Normal_20__28_Web_29_">
      <style:paragraph-properties fo:margin-left="1.251cm" fo:margin-right="0cm" fo:margin-top="0.494cm" fo:margin-bottom="0.661cm" style:contextual-spacing="false" fo:line-height="115%" fo:text-align="justify" style:justify-single-word="false" fo:text-indent="-0.635cm" style:auto-text-indent="false"/>
    </style:style>
    <style:style style:name="P25" style:family="paragraph" style:parent-style-name="Standard">
      <style:paragraph-properties fo:margin-left="1.251cm" fo:margin-right="0cm" fo:line-height="115%" fo:text-align="justify" style:justify-single-word="false" fo:text-indent="-0.635cm" style:auto-text-indent="false"/>
    </style:style>
    <style:style style:name="P26" style:family="paragraph" style:parent-style-name="Standard">
      <loext:graphic-properties draw:fill="solid" draw:fill-color="#ffffff"/>
      <style:paragraph-properties fo:margin-left="1.251cm" fo:margin-right="0cm" fo:line-height="115%" fo:text-align="justify" style:justify-single-word="false" fo:text-indent="-0.635cm" style:auto-text-indent="false" fo:background-color="#ffffff" style:vertical-align="baseline"/>
    </style:style>
    <style:style style:name="P27" style:family="paragraph" style:parent-style-name="Standard">
      <loext:graphic-properties draw:fill="solid" draw:fill-color="#ffffff"/>
      <style:paragraph-properties fo:margin-left="0.616cm" fo:margin-right="0cm" fo:line-height="115%" fo:text-align="justify" style:justify-single-word="false" fo:text-indent="0cm" style:auto-text-indent="false" fo:background-color="#ffffff" style:vertical-align="baseline"/>
    </style:style>
    <style:style style:name="P28" style:family="paragraph" style:parent-style-name="Standard">
      <style:paragraph-properties fo:margin-left="1.251cm" fo:margin-right="0cm" fo:line-height="115%" fo:text-indent="-0.635cm" style:auto-text-indent="false"/>
    </style:style>
    <style:style style:name="P29" style:family="paragraph" style:parent-style-name="Standard">
      <style:paragraph-properties fo:margin-left="1.251cm" fo:margin-right="0cm" fo:line-height="115%" fo:text-align="justify" style:justify-single-word="false" fo:text-indent="-0.635cm" style:auto-text-indent="false"/>
      <style:text-properties fo:font-size="12pt" fo:font-weight="bold" style:font-size-asian="12pt" style:font-weight-asian="bold" style:font-size-complex="12pt" style:font-weight-complex="bold"/>
    </style:style>
    <style:style style:name="P30" style:family="paragraph" style:parent-style-name="Standard">
      <loext:graphic-properties draw:fill="solid" draw:fill-color="#ffffff"/>
      <style:paragraph-properties fo:margin-left="1.251cm" fo:margin-right="0cm" fo:line-height="115%" fo:text-align="justify" style:justify-single-word="false" fo:text-indent="-0.635cm" style:auto-text-indent="false" fo:background-color="#ffffff" style:vertical-align="baseline"/>
      <style:text-properties fo:font-size="12pt" fo:font-weight="bold" style:font-size-asian="12pt" style:font-weight-asian="bold" style:font-size-complex="12pt" style:font-weight-complex="bold"/>
    </style:style>
    <style:style style:name="P31"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style:letter-kerning="true" style:font-name-asian="Calibri1" style:font-size-asian="9pt" style:language-asian="ar" style:country-asian="SA" style:font-name-complex="Arial2" style:font-size-complex="9pt"/>
    </style:style>
    <style:style style:name="P32"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officeooo:paragraph-rsid="0010c70a" style:letter-kerning="true" style:font-name-asian="Calibri1" style:font-size-asian="9pt" style:language-asian="ar" style:country-asian="SA" style:font-name-complex="Arial2" style:font-size-complex="9pt"/>
    </style:style>
    <style:style style:name="P33"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officeooo:rsid="000c9fc3" officeooo:paragraph-rsid="000c9fc3" style:letter-kerning="true" style:font-name-asian="Calibri1" style:font-size-asian="9pt" style:language-asian="ar" style:country-asian="SA" style:font-name-complex="Arial2" style:font-size-complex="9pt"/>
    </style:style>
    <style:style style:name="P34"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officeooo:rsid="000deeab" officeooo:paragraph-rsid="000deeab" style:letter-kerning="true" style:font-name-asian="Calibri1" style:font-size-asian="9pt" style:language-asian="ar" style:country-asian="SA" style:font-name-complex="Arial2" style:font-size-complex="9pt"/>
    </style:style>
    <style:style style:name="P35"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officeooo:rsid="000e75bf" officeooo:paragraph-rsid="000e75bf" style:letter-kerning="true" style:font-name-asian="Calibri1" style:font-size-asian="9pt" style:language-asian="ar" style:country-asian="SA" style:font-name-complex="Arial2" style:font-size-complex="9pt"/>
    </style:style>
    <style:style style:name="P36"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officeooo:rsid="001015dc" officeooo:paragraph-rsid="001015dc" style:letter-kerning="true" style:font-name-asian="Calibri1" style:font-size-asian="9pt" style:language-asian="ar" style:country-asian="SA" style:font-name-complex="Arial2" style:font-size-complex="9pt"/>
    </style:style>
    <style:style style:name="P37"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officeooo:rsid="0011fc6f" officeooo:paragraph-rsid="0011fc6f" style:letter-kerning="true" style:font-name-asian="Calibri1" style:font-size-asian="9pt" style:language-asian="ar" style:country-asian="SA" style:font-name-complex="Arial2" style:font-size-complex="9pt"/>
    </style:style>
    <style:style style:name="P38"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officeooo:rsid="00120fc1" officeooo:paragraph-rsid="00120fc1" style:letter-kerning="true" style:font-name-asian="Calibri1" style:font-size-asian="9pt" style:language-asian="ar" style:country-asian="SA" style:font-name-complex="Arial2" style:font-size-complex="9pt"/>
    </style:style>
    <style:style style:name="P39"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fo:font-weight="bold" style:letter-kerning="true" style:font-name-asian="Calibri1" style:font-size-asian="9pt" style:language-asian="ar" style:country-asian="SA" style:font-weight-asian="bold" style:font-name-complex="Arial2" style:font-size-complex="9pt"/>
    </style:style>
    <style:style style:name="P40" style:family="paragraph" style:parent-style-name="Standard">
      <style:paragraph-properties fo:text-align="justify" style:justify-single-word="false" fo:hyphenation-ladder-count="no-limit"/>
      <style:text-properties style:font-name="Arial" fo:font-size="10pt" fo:font-weight="normal" officeooo:rsid="00138902" officeooo:paragraph-rsid="00138902" style:letter-kerning="true" style:font-name-asian="Calibri1" style:font-size-asian="8.75pt" style:language-asian="ar" style:country-asian="SA" style:font-weight-asian="normal" style:font-name-complex="Arial2" style:font-size-complex="10pt" style:font-weight-complex="normal" fo:hyphenate="true" fo:hyphenation-remain-char-count="2" fo:hyphenation-push-char-count="2" loext:hyphenation-no-caps="false"/>
    </style:style>
    <style:style style:name="P41" style:family="paragraph" style:parent-style-name="List_20_Paragraph">
      <style:paragraph-properties fo:margin-left="1.259cm" fo:margin-right="0cm" fo:margin-top="0cm" fo:margin-bottom="0cm" style:contextual-spacing="false" fo:text-align="justify" style:justify-single-word="false" fo:hyphenation-ladder-count="no-limit" fo:text-indent="0cm" style:auto-text-indent="false"/>
      <style:text-properties style:font-name="Calibri" fo:font-size="10pt" style:font-size-asian="10pt" style:font-name-complex="Calibri1" style:font-size-complex="10pt" fo:hyphenate="true" fo:hyphenation-remain-char-count="2" fo:hyphenation-push-char-count="2" loext:hyphenation-no-caps="false"/>
    </style:style>
    <style:style style:name="P42" style:family="paragraph" style:parent-style-name="No_20_Spacing">
      <style:paragraph-properties fo:text-align="center" style:justify-single-word="false"/>
      <style:text-properties fo:font-size="10pt" style:font-size-asian="10pt" style:font-size-complex="10pt"/>
    </style:style>
    <style:style style:name="P43" style:family="paragraph" style:parent-style-name="Normal_20__28_Web_29_" style:list-style-name="WWNum32">
      <style:paragraph-properties fo:margin-left="1.251cm" fo:margin-right="0cm" fo:margin-top="0cm" fo:margin-bottom="0cm" style:contextual-spacing="false" fo:line-height="115%" fo:text-align="justify" style:justify-single-word="false" fo:text-indent="-0.635cm" style:auto-text-indent="false"/>
    </style:style>
    <style:style style:name="P44" style:family="paragraph" style:parent-style-name="Normal_20__28_Web_29_" style:list-style-name="WWNum32">
      <style:paragraph-properties fo:margin-left="1.251cm" fo:margin-right="0cm" fo:margin-top="0cm" fo:margin-bottom="0cm" style:contextual-spacing="false" fo:line-height="115%" fo:text-align="justify" style:justify-single-word="false" fo:text-indent="-0.635cm" style:auto-text-indent="false"/>
      <style:text-properties style:font-name="Calibri" fo:font-size="10pt" style:font-size-asian="10pt" style:font-name-complex="Calibri1" style:font-size-complex="10pt"/>
    </style:style>
    <style:style style:name="P45" style:family="paragraph" style:parent-style-name="Normal_20__28_Web_29_" style:list-style-name="WWNum32">
      <style:paragraph-properties fo:margin-left="1.251cm" fo:margin-right="0cm" fo:margin-top="0cm" fo:margin-bottom="0cm" style:contextual-spacing="false" fo:line-height="115%" fo:text-align="justify" style:justify-single-word="false" fo:text-indent="-0.635cm" style:auto-text-indent="false"/>
      <style:text-properties style:font-name="Calibri" fo:font-size="12pt" fo:font-weight="bold" style:font-size-asian="12pt" style:font-weight-asian="bold" style:font-name-complex="Calibri1" style:font-size-complex="12pt" style:font-weight-complex="bold"/>
    </style:style>
    <style:style style:name="P46" style:family="paragraph" style:parent-style-name="Normal_20__28_Web_29_">
      <style:paragraph-properties fo:margin-left="1.251cm" fo:margin-right="0cm" fo:margin-top="0cm" fo:margin-bottom="0cm" style:contextual-spacing="false" fo:line-height="115%" fo:text-align="end" style:justify-single-word="false" fo:text-indent="-0.635cm" style:auto-text-indent="false"/>
      <style:text-properties style:font-name="Calibri" fo:font-size="8pt" fo:font-style="italic" style:font-size-asian="8pt" style:font-style-asian="italic" style:font-name-complex="Calibri1" style:font-size-complex="10pt"/>
    </style:style>
    <style:style style:name="P47" style:family="paragraph" style:parent-style-name="Standard" style:master-page-name="First_20_Page">
      <style:paragraph-properties fo:text-align="center" style:justify-single-word="false" style:page-number="auto">
        <style:tab-stops>
          <style:tab-stop style:position="3.81cm"/>
        </style:tab-stops>
      </style:paragraph-properties>
      <style:text-properties style:font-name="Calibri" fo:font-size="10pt" fo:font-weight="bold" style:font-size-asian="10pt" style:font-weight-asian="bold" style:font-name-complex="Calibri1" style:font-size-complex="10pt"/>
    </style:style>
    <style:style style:name="P48" style:family="paragraph" style:parent-style-name="Standard">
      <style:paragraph-properties fo:text-align="center" style:justify-single-word="false">
        <style:tab-stops>
          <style:tab-stop style:position="3.81cm"/>
        </style:tab-stops>
      </style:paragraph-properties>
      <style:text-properties style:font-name="Calibri" fo:font-size="10pt" fo:font-weight="bold" style:font-size-asian="10pt" style:font-weight-asian="bold" style:font-name-complex="Calibri1" style:font-size-complex="10pt"/>
    </style:style>
    <style:style style:name="P49" style:family="paragraph" style:parent-style-name="Standard">
      <style:paragraph-properties fo:margin-left="1.251cm" fo:margin-right="0cm" fo:line-height="115%" fo:text-align="justify" style:justify-single-word="false" fo:text-indent="-0.635cm" style:auto-text-indent="false"/>
      <style:text-properties style:font-name="Calibri" fo:font-size="10pt" fo:font-weight="bold" style:font-size-asian="10pt" style:language-asian="ar" style:country-asian="SA" style:font-weight-asian="bold" style:font-name-complex="Calibri1" style:font-size-complex="10pt" style:font-weight-complex="bold"/>
    </style:style>
    <style:style style:name="P50" style:family="paragraph" style:parent-style-name="Standard">
      <style:paragraph-properties fo:margin-left="0.635cm" fo:margin-right="0cm" fo:text-align="justify" style:justify-single-word="false" fo:hyphenation-ladder-count="no-limit" fo:text-indent="0cm" style:auto-text-indent="false"/>
      <style:text-properties style:font-name="Calibri" fo:font-size="10pt" style:font-size-asian="10pt" style:font-name-complex="Calibri1" style:font-size-complex="10pt" fo:hyphenate="true" fo:hyphenation-remain-char-count="2" fo:hyphenation-push-char-count="2" loext:hyphenation-no-caps="false"/>
    </style:style>
    <style:style style:name="P51" style:family="paragraph" style:parent-style-name="Standard">
      <style:paragraph-properties fo:margin-left="0.63cm" fo:margin-right="0cm" fo:text-align="justify" style:justify-single-word="false" fo:hyphenation-ladder-count="no-limit" fo:text-indent="0cm" style:auto-text-indent="false"/>
      <style:text-properties style:font-name="Calibri" fo:font-size="10pt" style:font-size-asian="10pt" style:font-name-complex="Calibri1" style:font-size-complex="10pt" fo:hyphenate="true" fo:hyphenation-remain-char-count="2" fo:hyphenation-push-char-count="2" loext:hyphenation-no-caps="false"/>
    </style:style>
    <style:style style:name="P52" style:family="paragraph" style:parent-style-name="Standard">
      <style:paragraph-properties fo:margin-left="0.63cm" fo:margin-right="0cm" fo:text-align="justify" style:justify-single-word="false" fo:hyphenation-ladder-count="no-limit" fo:text-indent="0cm" style:auto-text-indent="false"/>
      <style:text-properties style:font-name="Calibri" fo:font-size="10pt" officeooo:paragraph-rsid="00173146" style:font-size-asian="10pt" style:font-name-complex="Calibri1" style:font-size-complex="10pt" fo:hyphenate="true" fo:hyphenation-remain-char-count="2" fo:hyphenation-push-char-count="2" loext:hyphenation-no-caps="false"/>
    </style:style>
    <style:style style:name="P53" style:family="paragraph" style:parent-style-name="Standard">
      <style:paragraph-properties fo:margin-left="0.616cm" fo:margin-right="0cm" fo:line-height="115%" fo:text-align="justify" style:justify-single-word="false" fo:text-indent="0cm" style:auto-text-indent="false" fo:padding-left="0cm" fo:padding-right="0cm" fo:padding-top="0.035cm" fo:padding-bottom="0cm" fo:border-left="none" fo:border-right="none" fo:border-top="0.51pt solid #000000" fo:border-bottom="none"/>
      <style:text-properties style:font-name="Calibri" fo:font-size="10pt" style:font-size-asian="10pt" style:language-asian="ar" style:country-asian="SA" style:font-name-complex="Calibri1" style:font-size-complex="10pt"/>
    </style:style>
    <style:style style:name="P54" style:family="paragraph" style:parent-style-name="Standard">
      <style:paragraph-properties fo:margin-left="1.251cm" fo:margin-right="0cm" fo:line-height="115%" fo:text-align="justify" style:justify-single-word="false" fo:text-indent="-0.635cm" style:auto-text-indent="false"/>
      <style:text-properties style:font-name="Calibri" fo:font-size="10pt" style:font-size-asian="10pt" style:language-asian="ar" style:country-asian="SA" style:font-name-complex="Calibri1" style:font-size-complex="10pt"/>
    </style:style>
    <style:style style:name="P55" style:family="paragraph" style:parent-style-name="Standard">
      <style:paragraph-properties fo:margin-left="0.635cm" fo:margin-right="0cm" fo:line-height="115%" fo:text-align="justify" style:justify-single-word="false" fo:text-indent="0cm" style:auto-text-indent="false"/>
      <style:text-properties style:font-name="Calibri" fo:font-size="10pt" style:font-size-asian="10pt" style:language-asian="ar" style:country-asian="SA" style:font-name-complex="Calibri1" style:font-size-complex="10pt"/>
    </style:style>
    <style:style style:name="P56" style:family="paragraph" style:parent-style-name="Standard">
      <style:paragraph-properties fo:margin-left="0.635cm" fo:margin-right="0cm" fo:text-align="justify" style:justify-single-word="false" fo:hyphenation-ladder-count="no-limit" fo:text-indent="0cm" style:auto-text-indent="false"/>
      <style:text-properties style:font-name="Calibri" fo:font-size="10pt" style:font-size-asian="10pt" style:language-asian="ar" style:country-asian="SA" style:font-name-complex="Calibri1" style:font-size-complex="10pt" fo:hyphenate="true" fo:hyphenation-remain-char-count="2" fo:hyphenation-push-char-count="2" loext:hyphenation-no-caps="false"/>
    </style:style>
    <style:style style:name="P57" style:family="paragraph" style:parent-style-name="Standard">
      <style:paragraph-properties fo:margin-left="0.635cm" fo:margin-right="0cm" fo:line-height="115%" fo:text-align="justify" style:justify-single-word="false" fo:text-indent="0cm" style:auto-text-indent="false"/>
      <style:text-properties style:font-name="Calibri" fo:font-size="10pt" style:font-size-asian="10pt" style:language-asian="pt" style:country-asian="BR" style:font-name-complex="Calibri1" style:font-size-complex="10pt"/>
    </style:style>
    <style:style style:name="P58" style:family="paragraph" style:parent-style-name="Standard">
      <loext:graphic-properties draw:fill="solid" draw:fill-color="#ffffff"/>
      <style:paragraph-properties fo:margin-left="0.635cm" fo:margin-right="0cm" fo:line-height="115%" fo:text-align="justify" style:justify-single-word="false" fo:text-indent="0cm" style:auto-text-indent="false" fo:background-color="#ffffff" style:vertical-align="baseline"/>
      <style:text-properties style:font-name="Calibri" fo:font-size="10pt" style:font-size-asian="10pt" style:language-asian="pt" style:country-asian="BR" style:font-name-complex="Calibri1" style:font-size-complex="10pt"/>
    </style:style>
    <style:style style:name="P59" style:family="paragraph" style:parent-style-name="Standard">
      <loext:graphic-properties draw:fill="solid" draw:fill-color="#ffffff"/>
      <style:paragraph-properties fo:margin-left="1.251cm" fo:margin-right="0cm" fo:line-height="115%" fo:text-align="justify" style:justify-single-word="false" fo:text-indent="-0.635cm" style:auto-text-indent="false" fo:background-color="#ffffff" style:vertical-align="baseline"/>
      <style:text-properties style:font-name="Calibri" fo:font-size="10pt" style:font-size-asian="10pt" style:language-asian="pt" style:country-asian="BR" style:font-name-complex="Calibri1" style:font-size-complex="10pt"/>
    </style:style>
    <style:style style:name="P60" style:family="paragraph" style:parent-style-name="Standard">
      <style:text-properties style:font-name="Calibri" fo:font-size="10pt" style:font-size-asian="10pt" style:font-size-complex="10pt"/>
    </style:style>
    <style:style style:name="P61" style:family="paragraph" style:parent-style-name="Standard">
      <style:paragraph-properties fo:margin-left="1.251cm" fo:margin-right="0cm" fo:line-height="115%" fo:text-align="justify" style:justify-single-word="false" fo:text-indent="-0.635cm" style:auto-text-indent="false"/>
      <style:text-properties style:font-name="Calibri" fo:font-size="10pt" fo:font-weight="normal" style:font-size-asian="10pt" style:language-asian="ar" style:country-asian="SA" style:font-weight-asian="normal" style:font-name-complex="Calibri1" style:font-size-complex="10pt" style:font-weight-complex="normal"/>
    </style:style>
    <style:style style:name="P62" style:family="paragraph" style:parent-style-name="Standard">
      <style:paragraph-properties fo:margin-left="1.251cm" fo:margin-right="0cm" fo:line-height="115%" fo:text-align="justify" style:justify-single-word="false" fo:text-indent="-0.635cm" style:auto-text-indent="false"/>
      <style:text-properties style:font-name="Calibri" fo:font-size="12pt" fo:font-weight="bold" style:font-size-asian="12pt" style:language-asian="ar" style:country-asian="SA" style:font-weight-asian="bold" style:font-name-complex="Calibri1" style:font-size-complex="12pt" style:font-weight-complex="bold"/>
    </style:style>
    <style:style style:name="P63" style:family="paragraph" style:parent-style-name="Standard">
      <style:paragraph-properties fo:margin-left="1.251cm" fo:margin-right="0cm" fo:line-height="115%" fo:text-align="justify" style:justify-single-word="false" fo:text-indent="-0.635cm" style:auto-text-indent="false"/>
      <style:text-properties style:font-name="Calibri" fo:font-size="12pt" fo:font-weight="normal" style:font-size-asian="12pt" style:language-asian="ar" style:country-asian="SA" style:font-weight-asian="normal" style:font-name-complex="Calibri1" style:font-size-complex="12pt" style:font-weight-complex="normal"/>
    </style:style>
    <style:style style:name="P64" style:family="paragraph" style:parent-style-name="Standard">
      <style:paragraph-properties fo:margin-left="1.251cm" fo:margin-right="0cm" fo:line-height="115%" fo:text-align="end" style:justify-single-word="false" fo:text-indent="-0.635cm" style:auto-text-indent="false"/>
      <style:text-properties style:font-name="Calibri" fo:font-size="7pt" fo:font-style="italic" style:font-size-asian="7pt" style:language-asian="ar" style:country-asian="SA" style:font-style-asian="italic" style:font-name-complex="Calibri1" style:font-size-complex="10pt"/>
    </style:style>
    <style:style style:name="P65" style:family="paragraph" style:parent-style-name="Standard">
      <style:paragraph-properties fo:text-align="justify" style:justify-single-word="false"/>
      <style:text-properties style:font-name="Calibri" fo:font-size="9pt" style:font-name-asian="Calibri1" style:font-size-asian="9pt" style:font-size-complex="9pt"/>
    </style:style>
    <style:style style:name="P66"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fo:font-weight="bold" style:letter-kerning="true" style:font-name-asian="Calibri1" style:font-size-asian="9pt" style:language-asian="ar" style:country-asian="SA" style:font-weight-asian="bold" style:font-name-complex="Arial2" style:font-size-complex="9pt"/>
    </style:style>
    <style:style style:name="P67" style:family="paragraph" style:parent-style-name="Standard">
      <style:paragraph-properties fo:margin-left="0cm" fo:margin-right="-0.002cm" fo:text-indent="0cm" style:auto-text-indent="false" fo:padding-left="0cm" fo:padding-right="0cm" fo:padding-top="0cm" fo:padding-bottom="0.035cm" fo:border-left="none" fo:border-right="none" fo:border-top="none" fo:border-bottom="0.51pt solid #000000">
        <style:tab-stops>
          <style:tab-stop style:position="17.253cm" style:type="right"/>
        </style:tab-stops>
      </style:paragraph-properties>
      <style:text-properties style:font-name="Arial" fo:font-size="9pt" officeooo:rsid="0016eb5a" officeooo:paragraph-rsid="0016eb5a" style:letter-kerning="true" style:font-name-asian="Calibri1" style:font-size-asian="9pt" style:language-asian="ar" style:country-asian="SA" style:font-name-complex="Arial2" style:font-size-complex="9pt"/>
    </style:style>
    <style:style style:name="P68" style:family="paragraph" style:parent-style-name="Standard">
      <style:paragraph-properties fo:margin-left="1.251cm" fo:margin-right="0cm" fo:line-height="115%" fo:text-align="justify" style:justify-single-word="false" fo:text-indent="-0.635cm" style:auto-text-indent="false"/>
      <style:text-properties fo:font-weight="normal" style:font-weight-asian="normal" style:font-weight-complex="normal"/>
    </style:style>
    <style:style style:name="P69" style:family="paragraph">
      <loext:graphic-properties draw:fill="solid" draw:fill-color="#ffffff"/>
      <style:paragraph-properties fo:text-align="center"/>
    </style:style>
    <style:style style:name="T1" style:family="text">
      <style:text-properties style:font-name="Arial" fo:font-size="11.5pt" style:font-size-asian="11.5pt" style:font-name-complex="Arial2" style:font-size-complex="11.5pt"/>
    </style:style>
    <style:style style:name="T2" style:family="text">
      <style:text-properties style:font-name="Arial" style:font-name-complex="Arial2"/>
    </style:style>
    <style:style style:name="T3" style:family="text">
      <style:text-properties style:font-name="Calibri" fo:font-size="10pt" style:font-size-asian="10pt" style:font-name-complex="Calibri1" style:font-size-complex="10pt"/>
    </style:style>
    <style:style style:name="T4" style:family="text">
      <style:text-properties style:font-name="Calibri" fo:font-size="10pt" style:font-size-asian="10pt" style:language-asian="ar" style:country-asian="SA" style:font-name-complex="Calibri1" style:font-size-complex="10pt"/>
    </style:style>
    <style:style style:name="T5" style:family="text">
      <style:text-properties style:font-name="Calibri" fo:font-size="10pt" style:font-size-asian="10pt" style:language-asian="pt" style:country-asian="BR" style:font-name-complex="Calibri1" style:font-size-complex="10pt"/>
    </style:style>
    <style:style style:name="T6" style:family="text">
      <style:text-properties style:font-name="Calibri" fo:font-size="10pt" style:font-size-asian="10pt" style:language-asian="pt" style:country-asian="BR" style:font-name-complex="Calibri1" style:font-size-complex="10pt" style:font-weight-complex="bold"/>
    </style:style>
    <style:style style:name="T7" style:family="text">
      <style:text-properties style:font-name="Calibri" fo:font-size="10pt" fo:font-style="italic" style:font-size-asian="10pt" style:font-style-asian="italic" style:font-name-complex="Calibri1" style:font-size-complex="10pt"/>
    </style:style>
    <style:style style:name="T8" style:family="text">
      <style:text-properties style:font-name="Calibri" fo:font-size="10pt" fo:font-style="italic" style:font-size-asian="10pt" style:language-asian="ar" style:country-asian="SA" style:font-style-asian="italic" style:font-name-complex="Calibri1" style:font-size-complex="10pt"/>
    </style:style>
    <style:style style:name="T9" style:family="text">
      <style:text-properties style:font-name="Calibri" fo:font-size="10pt" fo:font-style="italic" style:font-size-asian="10pt" style:language-asian="pt" style:country-asian="BR" style:font-style-asian="italic" style:font-name-complex="Calibri1" style:font-size-complex="10pt" style:font-style-complex="italic"/>
    </style:style>
    <style:style style:name="T10" style:family="text">
      <style:text-properties style:font-name="Calibri" fo:font-size="10pt" style:text-underline-style="solid" style:text-underline-width="auto" style:text-underline-color="font-color" style:font-size-asian="10pt" style:font-name-complex="Calibri1" style:font-size-complex="10pt"/>
    </style:style>
    <style:style style:name="T11" style:family="text">
      <style:text-properties style:font-name="Calibri" fo:font-size="10pt" fo:background-color="#ffffff" loext:char-shading-value="0" style:font-size-asian="10pt" style:language-asian="pt" style:country-asian="BR" style:font-name-complex="Calibri1" style:font-size-complex="10pt"/>
    </style:style>
    <style:style style:name="T12" style:family="text">
      <style:text-properties style:font-name="Calibri" fo:font-size="10pt" fo:background-color="#ffffff" loext:char-shading-value="0" style:font-size-asian="10pt" style:language-asian="pt" style:country-asian="BR" style:font-name-complex="Calibri1" style:font-size-complex="10pt" style:font-weight-complex="bold"/>
    </style:style>
    <style:style style:name="T13" style:family="text">
      <style:text-properties style:font-name="Calibri" fo:font-size="10pt" fo:language="en" fo:country="US" style:font-size-asian="10pt" style:language-asian="pt" style:country-asian="BR" style:font-name-complex="Calibri1" style:font-size-complex="10pt"/>
    </style:style>
    <style:style style:name="T14" style:family="text">
      <style:text-properties style:font-name="Calibri" fo:font-size="10pt" fo:language="en" fo:country="US" fo:font-style="italic" style:font-size-asian="10pt" style:language-asian="pt" style:country-asian="BR" style:font-style-asian="italic" style:font-name-complex="Calibri1" style:font-size-complex="10pt" style:font-style-complex="italic"/>
    </style:style>
    <style:style style:name="T15" style:family="text">
      <style:text-properties style:font-name="Calibri" fo:font-size="12pt" fo:font-weight="bold" style:font-size-asian="12pt" style:language-asian="ar" style:country-asian="SA" style:font-weight-asian="bold" style:font-name-complex="Calibri1" style:font-size-complex="12pt" style:font-weight-complex="bold"/>
    </style:style>
    <style:style style:name="T16" style:family="text">
      <style:text-properties style:font-name="Calibri" fo:font-size="12pt" fo:font-weight="bold" fo:background-color="#ffffff" loext:char-shading-value="0" style:font-size-asian="12pt" style:language-asian="pt" style:country-asian="BR" style:font-weight-asian="bold" style:font-name-complex="Calibri1" style:font-size-complex="12pt" style:font-weight-complex="bold"/>
    </style:style>
    <style:style style:name="T17" style:family="text">
      <style:text-properties style:font-name="Calibri" fo:font-size="12pt" style:font-size-asian="12pt" style:language-asian="ar" style:country-asian="SA" style:font-name-complex="Calibri1" style:font-size-complex="12pt"/>
    </style:style>
    <style:style style:name="T18" style:family="text">
      <style:text-properties style:font-name="Calibri" style:language-asian="pt" style:country-asian="BR" style:font-name-complex="Calibri1"/>
    </style:style>
    <style:style style:name="T19" style:family="text">
      <style:text-properties style:font-name="Calibri" fo:font-style="italic" style:language-asian="pt" style:country-asian="BR" style:font-style-asian="italic" style:font-name-complex="Calibri1" style:font-style-complex="italic"/>
    </style:style>
    <style:style style:name="T20" style:family="text">
      <style:text-properties fo:text-transform="uppercase" style:font-name="Calibri" fo:font-size="10pt" style:font-size-asian="10pt" style:language-asian="pt" style:country-asian="BR" style:font-name-complex="Calibri1" style:font-size-complex="10pt"/>
    </style:style>
    <style:style style:name="T21" style:family="text">
      <style:text-properties fo:text-transform="uppercase" style:font-name="Calibri" style:language-asian="pt" style:country-asian="BR" style:font-name-complex="Calibri1"/>
    </style:style>
    <style:style style:name="T22" style:family="text">
      <style:text-properties officeooo:rsid="000f385c"/>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officeooo:rsid="0010c70a"/>
    </style:style>
    <style:style style:name="T26" style:family="text">
      <style:text-properties officeooo:rsid="0011fc6f"/>
    </style:style>
    <style:style style:name="T27" style:family="text">
      <style:text-properties officeooo:rsid="0014feb2"/>
    </style:style>
    <style:style style:name="T28" style:family="text">
      <style:text-properties fo:font-weight="normal" style:font-weight-asian="normal" style:font-weight-complex="normal"/>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3.554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stroke-linejoin="round" svg:stroke-linecap="butt" draw:fill="solid" draw:fill-color="#ffffff"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8"/>
      <text:p text:style-name="P18"/>
      <text:p text:style-name="P18"/>
      <text:p text:style-name="P18"/>
      <text:p text:style-name="P18">Lista de Exercícios <text:s/>- Programação com objetos distribuídos. </text:p>
      <text:p text:style-name="P19">Ivo vieira</text:p>
      <text:p text:style-name="P18"/>
      <text:p text:style-name="P18"/>
      <text:p text:style-name="P39">Atividade 01<text:tab/></text:p>
      <text:p text:style-name="P6">Quais fatores (motivações) que contribuíram para o desenvolvimento do processamento paralelo? </text:p>
      <text:p text:style-name="P6"/>
      <text:p text:style-name="P34">O aumento na capacidade de processamento dos computadores, o alto custo em aumentar a velocidade dos processadores e na limitação da capacidade tecnológica. <text:span text:style-name="T22">Aproveitamento de recursos computacionais </text:span></text:p>
      <text:p text:style-name="P31"/>
      <text:p text:style-name="P31"/>
      <text:p text:style-name="P31"/>
      <text:p text:style-name="P31"/>
      <text:p text:style-name="P31"/>
      <text:p text:style-name="P39">Atividade 02<text:tab/></text:p>
      <text:p text:style-name="P6">Considerando as diversas definições sobre o processamento paralelo, descreva a que você avalia como a mais completa.</text:p>
      <text:p text:style-name="P31"/>
      <text:p text:style-name="P35">Que o processamento paralelo são como vários fragmentos/Multi subprocessos de um mesmo processo que se dividiu pra aumentar o tempo de resposta e aumentar o desempenho na execução utilizando o máximo de recursos e a otimização dos mesmos.</text:p>
      <text:p text:style-name="P31"/>
      <text:p text:style-name="P31"/>
      <text:p text:style-name="P31"/>
      <text:p text:style-name="P39">Atividade 03<text:tab/></text:p>
      <text:p text:style-name="P6">Como é possível diferenciar o processamento paralelo do processamento distribuído?</text:p>
      <text:p text:style-name="P6"/>
      <text:p text:style-name="P33">Paralelo os processos são executados na mesma máquina, Distribuído e quando e executado em várias máquinas distintas.</text:p>
      <text:p text:style-name="P31"/>
      <text:p text:style-name="P31"/>
      <text:p text:style-name="P31"/>
      <text:p text:style-name="P31"/>
      <text:p text:style-name="P39">Atividade 04<text:tab/></text:p>
      <text:p text:style-name="P6">Quais são os complicadores para executar um algoritmo paralelo/distribuído? </text:p>
      <text:p text:style-name="P36">E o ganho de desempenho esperado e ganho real por parte de executar esses processos de forma a paralisar e distribuído, <text:s/>por causa do tempo de resposta, e se o algoritmo pode ser paralelizado. </text:p>
      <text:p text:style-name="P67">Estabilidade de rede, complecidade de implementar um algoritmo <text:tab/></text:p>
      <text:p text:style-name="P31"/>
      <text:p text:style-name="P31"/>
      <text:p text:style-name="P31"/>
      <text:p text:style-name="P39">Atividade 05<text:tab/></text:p>
      <text:p text:style-name="P6">Quais são os níveis de paralelismo?</text:p>
      <text:p text:style-name="P12">Grão grosso: O trabalho a ser feito pode ser particionado em unidades de trabalho </text:p>
      <text:p text:style-name="P12">Grandes.</text:p>
      <text:p text:style-name="P12"/>
      <text:p text:style-name="P12">Grão médio: O trabalho a ser feito só pode ser particionado em unidades de trabalho </text:p>
      <text:p text:style-name="P12">Médio. (Em caso de um alto custo de comunicação</text:p>
      <text:p text:style-name="P12"/>
      <text:p text:style-name="P12">Grão fino: O trabalho a ser feito só pode ser particionado em unidades de trabalho </text:p>
      <text:p text:style-name="P12">Pequenas.</text:p>
      <text:p text:style-name="P6"/>
      <text:p text:style-name="P6"/>
      <text:p text:style-name="P6"/>
      <text:p text:style-name="P6"/>
      <text:p text:style-name="P6"/>
      <text:p text:style-name="P39">Atividade 06<text:tab/></text:p>
      <text:p text:style-name="P2"><text:span text:style-name="T3">Explique o que é </text:span><text:span text:style-name="T7">speed up</text:span><text:span text:style-name="T3"> de um aplicação. <text:s/>Como é calculado? </text:span></text:p>
      <text:p text:style-name="P6">O speedup é uma medida do grau de desempenho. O speedup mede o rácio entre o tempo de execução sequencial e o tempo de execução em paralelo. </text:p>
      <text:p text:style-name="P3"/>
      <text:p text:style-name="P31"/>
      <text:p text:style-name="P31"/>
      <text:p text:style-name="P31"/>
      <text:p text:style-name="P31"/>
      <text:p text:style-name="P31"/>
      <text:p text:style-name="P39">Atividade 07<text:tab/></text:p>
      <text:p text:style-name="P2"><text:span text:style-name="T3">O que é a tecnologia </text:span><text:span text:style-name="T7">pipeline</text:span><text:span text:style-name="T3">. Quando foi introduzida e qual era o objetivo? </text:span></text:p>
      <text:p text:style-name="P31"><text:span text:style-name="T23">Pipeline</text:span> é uma técnica de implementação de processadores que permite a sobreposição temporal das diversas fases de execução das instruções. Aumenta o número de instruções executadas simultaneamente e a taxa de instruções iniciadas e terminadas por unidade de tempo </text:p>
      <text:p text:style-name="P31"/>
      <text:p text:style-name="P31"/>
      <text:p text:style-name="P31"/>
      <text:p text:style-name="P31"/>
      <text:p text:style-name="P39">Atividade 08<text:tab/></text:p>
      <text:p text:style-name="P2"><text:span text:style-name="T3">Explique o que é uma Arquitetura </text:span><text:span text:style-name="T7">Multithread</text:span><text:span text:style-name="T3">. O que difere da arquitetura com </text:span><text:span text:style-name="T7">pipeline</text:span><text:span text:style-name="T3">. </text:span></text:p>
      <text:p text:style-name="P31"/>
      <text:p text:style-name="P31">permite o processamento de mais de um fluxo de instruções em paralelo pela arquitetura do processador. </text:p>
      <text:p text:style-name="P31"/>
      <text:p text:style-name="P31"/>
      <text:p text:style-name="P31"/>
      <text:p text:style-name="P31"/>
      <text:p text:style-name="P39">Atividade 09<text:tab/></text:p>
      <text:p text:style-name="P2"><text:span text:style-name="T3">Explique o que é uma Arquitetura </text:span><text:span text:style-name="T7">Multi</text:span><text:span text:style-name="T3"> </text:span><text:span text:style-name="T7">Core</text:span><text:span text:style-name="T3">.</text:span></text:p>
      <text:p text:style-name="P6"/>
      <text:p text:style-name="P9">divisão das tarefas em operações concorrentes e distribuídas entre várias unidades de processamento, conhecidas como cores ou núcleos </text:p>
      <text:p text:style-name="P6"/>
      <text:p text:style-name="P6"/>
      <text:p text:style-name="P6"/>
      <text:p text:style-name="P6"/>
      <text:p text:style-name="P39">Atividade 10<text:tab/></text:p>
      <text:p text:style-name="P2"><text:span text:style-name="T3">Apresente a classificação de processamento baseada no fluxo de instruções </text:span><text:span text:style-name="T7">(classificação de Flynn)</text:span><text:span text:style-name="T3">. </text:span></text:p>
      <text:p text:style-name="P31"/>
      <text:p text:style-name="P31"/>
      <text:p text:style-name="P32">SISD (Single Instruction Single Data): Fluxo único de instruções sobre um único conjunto de dados. <text:span text:style-name="T25">Computadores sequenciais;</text:span> </text:p>
      <text:p text:style-name="P32">SIMD (Single Instruction Multiple Data): Fluxo único de instruções em múltiplos conjuntos de dados. <text:span text:style-name="T25">Não existem computadores.</text:span></text:p>
      <text:p text:style-name="P32">MISD (Multiple Instruction Single Data): Fluxo múltiplo de instruções em um único conjunto de dados. <text:span text:style-name="T25">Computadores Vetoriais e matriciais.</text:span></text:p>
      <text:p text:style-name="P32">MIMD (Multiple Instruction Multiple Data): Fluxo múltiplo de instruções sobre múltiplos conjuntos de dados. <text:span text:style-name="T25">Arquitetura com Múltiplos processadores independentes.</text:span></text:p>
      <text:p text:style-name="P31"/>
      <text:p text:style-name="P31"/>
      <text:p text:style-name="P31"/>
      <text:p text:style-name="P39">Atividade 11<text:tab/></text:p>
      <text:p text:style-name="P6">Explique a classificação baseada no compartilhamento de memória. </text:p>
      <text:p text:style-name="P6"/>
      <text:p text:style-name="P31">múltiplos processadores: <text:span text:style-name="T26">podem ser classificados como UMA, NUMA, COMA,</text:span></text:p>
      <text:p text:style-name="P31"/>
      <text:p text:style-name="P37">UMA é acesso uniforme à memória.</text:p>
      <text:p text:style-name="P37">NUMA é acesso não uniforme.</text:p>
      <text:p text:style-name="P37">COMA todas as memórias locais estão estruturadas como memórias cache.</text:p>
      <text:p text:style-name="P31"/>
      <text:p text:style-name="P31"/>
      <text:p text:style-name="P39">Atividade 12<text:tab/></text:p>
      <text:p text:style-name="P2"><text:span text:style-name="T3">Identifique as principais diferenças entre </text:span><text:span text:style-name="T7">processo</text:span><text:span text:style-name="T3"> e </text:span><text:span text:style-name="T7">thread</text:span><text:span text:style-name="T3">. </text:span></text:p>
      <text:p text:style-name="P31"/>
      <text:p text:style-name="P38">Os threads são múltiplos caminhos de execução dentro de um processo, um processo pode existir sem um thread, mais o threads não, os processos tem vários estados quanto o thread só tem 3, threads são mais leves.</text:p>
      <text:p text:style-name="P31"/>
      <text:p text:style-name="P31"/>
      <text:p text:style-name="P31"/>
      <text:p text:style-name="P31"/>
      <text:p text:style-name="P39">Atividade 13<text:tab/></text:p>
      <text:p text:style-name="P6">Como pode ocorrer a comunicação entre processos em um ambiente paralelo e em um ambiente distribuído? </text:p>
      <text:p text:style-name="P31"/>
      <text:p text:style-name="P38">Ambiente paralelo e feito pela memória compartilhada, e a ambiente distribuída e através de Sockets.</text:p>
      <text:p text:style-name="P31"/>
      <text:p text:style-name="P31"/>
      <text:p text:style-name="P31"/>
      <text:p text:style-name="P31"><text:soft-page-break/></text:p>
      <text:p text:style-name="P31"/>
      <text:p text:style-name="P31"/>
      <text:p text:style-name="P31"/>
      <text:p text:style-name="P39">Atividade 14<text:tab/></text:p>
      <text:p text:style-name="P2"><text:span text:style-name="T3">Em um ambiente paralelo, é possível gerenciar regiões críticas através de semáforos ou mutex porém, em um ambiente distribuído, isso não é possível. </text:span><text:span text:style-name="T10">Justifique essa afirmação</text:span><text:span text:style-name="T3">. </text:span></text:p>
      <text:p text:style-name="P38">Não, porque isso e características do paralelo pois executa na mesma máquina e ai há um controle ao acesso aos dados</text:p>
      <text:p text:style-name="P31"/>
      <text:p text:style-name="P31"/>
      <text:p text:style-name="P31"/>
      <text:p text:style-name="P31"/>
      <text:p text:style-name="P31"/>
      <text:p text:style-name="P31"/>
      <text:p text:style-name="P31"/>
      <text:p text:style-name="P39">Atividade 15<text:tab/></text:p>
      <text:p text:style-name="P7">O que é uma transação ACID? </text:p>
      <text:p text:style-name="P7"/>
      <text:p text:style-name="P52">Uma <text:span text:style-name="T23">transação</text:span> é uma sequência de operações executadas como uma única unidade lógica de trabalho. <text:span text:style-name="T23">ACID</text:span> é um conceito que se refere às quatro propriedades de <text:span text:style-name="T23">transação</text:span> de um sistema de banco de dados: Atomicidade, Consistência, Isolamento e Durabilidade. </text:p>
      <text:p text:style-name="P7"/>
      <text:p text:style-name="P7"/>
      <text:p text:style-name="P7"/>
      <text:p text:style-name="P39">Atividade 16<text:tab/></text:p>
      <text:p text:style-name="P53">Um sistema, rodando em um computador com processamento paralelo do tipo single-instruction multiple data (SIMD), não pode ser considerado como um sistema distribuído.</text:p>
      <text:p text:style-name="P14"/>
      <text:p text:style-name="P14"/>
      <text:p text:style-name="P14">PORQUE</text:p>
      <text:p text:style-name="P14"/>
      <text:p text:style-name="P14"/>
      <text:p text:style-name="P14">Sistemas distribuídos consistem em uma coleção interconectada de processadores e/ou computadores autônomos, conhecidos como nós, com o propósito de executar uma ou mais aplicações. </text:p>
      <text:p text:style-name="P14"/>
      <text:p text:style-name="P14">Analisando-se as afirmações acima, conclui-se que:</text:p>
      <text:p text:style-name="P14"/>
      <text:p text:style-name="P14"/>
      <text:p text:style-name="P62"><text:s/>a) as duas afirmações são verdadeiras, e a segunda justifica a primeira.</text:p>
      <text:p text:style-name="P14"><text:s/>b) as duas afirmações são verdadeiras, e a segunda não justifica a primeira. </text:p>
      <text:p text:style-name="P14"><text:s/>c) a primeira afirmação é verdadeira, e a segunda é falsa.</text:p>
      <text:p text:style-name="P14"><text:s/>d) a primeira afirmação é falsa, e a segunda é verdadeira.</text:p>
      <text:p text:style-name="P14"><text:s/>e) as duas afirmações são falsas.</text:p>
      <text:p text:style-name="P14"/>
      <text:p text:style-name="P64">Prova: CESGRANRIO - 2012 - Chesf - Profissional de Nível Superior - Analista de Sistemas</text:p>
      <text:p text:style-name="P39">Atividade 17<text:tab/></text:p>
      <text:p text:style-name="P14"/>
      <text:p text:style-name="P22"><text:span text:style-name="T4">Em determinada arquitetura computacional, o método de distribuição de aplicações computacionais ocorre através de muitas plataformas. Tipicamente, essas aplicações estão divididas entre um provedor de acesso e uma central de dados e numerosos clientes, com uma interface gráfica para usuários acessarem e manipularem dados. Essa arquitetura geralmente refere-se a um modelo em que dois ou mais computadores interagem de modo que um oferece os serviços aos outros. Uma das partes dessa arquitetura interage com o usuário, possui a interface que o usuário utiliza para requisitar as tarefas à outra parte da arquitetura, que é chamada de </text:span><text:span text:style-name="T8">front-end </text:span><text:span text:style-name="T4">da aplicação.</text:span></text:p>
      <text:p text:style-name="P14"/>
      <text:p text:style-name="P14">A descrição acima apresentada corresponde à arquitetura</text:p>
      <text:p text:style-name="P14"/>
      <text:p text:style-name="P14"><text:s/>a) de von Neumann.</text:p>
      <text:p text:style-name="P25"><text:span text:style-name="T4"><text:s/></text:span><text:span text:style-name="T15">b) cliente-servidor</text:span></text:p>
      <text:p text:style-name="P14"><text:s/>c) escalar de domínio.</text:p>
      <text:p text:style-name="P14"><text:s/>d) RISC, ou computador com um conjunto reduzido de instruções.</text:p>
      <text:p text:style-name="P14"><text:s/>e) CISC, ou computador com um conjunto complexo de instruções.</text:p>
      <text:p text:style-name="P14"/>
      <text:p text:style-name="P64"><text:soft-page-break/>Prova: CESPE - 2013 - TRE-MS - Técnico Judiciário - Programação de Sistemas</text:p>
      <text:p text:style-name="P39">Atividade 17<text:tab/></text:p>
      <text:p text:style-name="P14"/>
      <text:p text:style-name="P55"><text:s/>Sabe-se que um cliente deve contatar o servidor. Para isso, o processo servidor já deve estar executando o programa antes de ser contatado além de já ter criado o socket (porta) que aceita o contato do cliente. O cliente contata o servidor criando um socket TCP local e especifica o endereço IP e o número da porta do processo servidor. Quando o servidor é contatado o servidor cria um novo socket para se comunicar com o cliente, permitindo assim a liberação do socket de “boas-vindas” para que possa ser contatado por outros clientes.</text:p>
      <text:p text:style-name="P14"/>
      <text:p text:style-name="P14">Sobre a arquitetura client-servidor, é CORRETO afirmar:</text:p>
      <text:p text:style-name="P14"/>
      <text:p text:style-name="P14"><text:span text:style-name="T24">a) Apenas o cli</text:span>ente é ativo podendo requisitar serviços de um servidor passivo.</text:p>
      <text:p text:style-name="P14">b) Apenas o servidor é ativo, podendo ouvir dados de uma porta previamente determinada.</text:p>
      <text:p text:style-name="P14">c) Servidores que permitem acesso concorrente são ativos, enquanto servidores monousuário são passivos.</text:p>
      <text:p text:style-name="P61">d) Em arquiteturas cliente-servidor baseados nas premissas request-response o cliente o servidor são mutuamente ativos.</text:p>
      <text:p text:style-name="P14">e) Nenhuma das Alternativas</text:p>
      <text:p text:style-name="P14"/>
      <text:p text:style-name="P14"/>
      <text:p text:style-name="P64">PGE/GO - 2001 - PGE-GO - Procurador – Superior</text:p>
      <text:p text:style-name="P39">Atividade 18<text:tab/></text:p>
      <text:p text:style-name="P23"><text:span text:style-name="T6">Em um situação de execução causada onde um conjunto de processos está bloqueado permanentemente outros (não conseguem prosseguir a execução, esperando um evento que somente outro processo do conjunto pode causar), como por exemplo: q</text:span><text:span text:style-name="T12">uando dois processos A e B não concluem as suas execuções porque o processo A depende do término do processo B que, por sua vez, depende da conclusão do processo A, tem-se uma situação denominada:</text:span></text:p>
      <text:p text:style-name="P28"><text:span text:style-name="T11"><text:tab/></text:span><text:span text:style-name="T16">a) deadlock.</text:span><text:span text:style-name="T5"><text:line-break/></text:span><text:span text:style-name="T11">b) compartilhamento de recursos.</text:span><text:span text:style-name="T5"><text:line-break/></text:span><text:span text:style-name="T11">c) pipeline.</text:span><text:span text:style-name="T5"><text:line-break/></text:span><text:span text:style-name="T11">d) state wait.</text:span><text:span text:style-name="T5"><text:line-break/></text:span><text:span text:style-name="T11">e) interrupção de CPU.</text:span></text:p>
      <text:p text:style-name="P20"/>
      <text:p text:style-name="P39"/>
      <text:p text:style-name="P39"/>
      <text:p text:style-name="P39">Atividade 19<text:tab/></text:p>
      <text:p text:style-name="P21"><text:span text:style-name="apple-converted-space"><text:span text:style-name="T3">Computação ubíqua tem como objetivo tornar a interação homem computador invisível, ou seja, integrar a informática com as ações e comportamentos naturais das pessoas. Não invisível como se não pudesse ver, mas, sim de uma forma que as pessoas nem percebam que estão dando comandos a um computador, mas como se tivessem conversando com alguém. Além disso, os computadores teriam sistemas inteligentes que estariam conectados ou procurando conexão o tempo todo, dessa forma tornando-se assim onipresente. </text:span></text:span></text:p>
      <text:p text:style-name="P24"><text:span text:style-name="apple-converted-space"><text:span text:style-name="T3">O primeiro passo para conseguir chegar a essa interação mais fácil ou invisível, é a utilização de interfaces naturais, a forma mais primitiva que temos de interagir com algum ser humano, que é a utilização da fala, gestos, presença no ambiente ou até mesmo a movimentação dos olhos, deixando dessa forma o teclado e mouse sem nenhuma utilização. O segundo passo seria a geração de uma computação sensível a contexto, essa tecnologia torna possível que os dispositivos possam capturar o contexto automaticamente. O contexto nesse caso é a presença de uma pessoa ao espaço ou qualquer tipo de movimento corporal, movimentação dos braços, dedos, cabeça, olhos e até movimentos faciais. A computação ubíqua requer computadores pequenos, baratos e tecnologias de ligação com ou sem fios a computadores de maior dimensão. Por exemplo, uma casa controlada por dispositivos de computação ubíqua deverá ter controle remoto da iluminação da casa, sistema de extinção de incêndios, sistemas de entretenimento integrados, sistemas para monitorizar as saúde dos ocupantes da casa, uma geladeira que avise os ocupantes da casa sobre produtos estragados ou fora da validade, etc. Não faz parte dos desafios da computação Ubíqua: </text:span></text:span></text:p>
      <text:list xml:id="list4292575209" text:style-name="WWNum32">
        <text:list-item>
          <text:p text:style-name="P44">Interfaces com usuário</text:p>
        </text:list-item>
        <text:list-item>
          <text:p text:style-name="P43"><text:soft-page-break/><text:span text:style-name="apple-converted-space"><text:span text:style-name="T3">Descoberta de dispositivos e serviços</text:span></text:span></text:p>
        </text:list-item>
        <text:list-item>
          <text:p text:style-name="P45">Privacidade e Segurança</text:p>
        </text:list-item>
        <text:list-item>
          <text:p text:style-name="P44">Aplicações</text:p>
        </text:list-item>
        <text:list-item>
          <text:p text:style-name="P43"><text:span text:style-name="apple-converted-space"><text:span text:style-name="T3">Computação Pervasiva</text:span></text:span></text:p>
        </text:list-item>
      </text:list>
      <text:p text:style-name="P46">http://pt.wikipedia.org/wiki/Computa%C3%A7%C3%A3o_ub%C3%ADqua</text:p>
      <text:p text:style-name="P39"/>
      <text:p text:style-name="P39"/>
      <text:p text:style-name="P39">Atividade 20<text:tab/></text:p>
      <text:p text:style-name="P57">O protocolo sem conexão e não-confiável, destinado a aplicações que não querem controle de fluxo nem manutenção da sequência das mensagens enviadas é o</text:p>
      <text:p text:style-name="P16"/>
      <text:p text:style-name="P25"><text:span text:style-name="T13">a) </text:span><text:span text:style-name="T14">SMTP</text:span><text:span text:style-name="T13">.</text:span></text:p>
      <text:p text:style-name="P25"><text:span text:style-name="T13">b) </text:span><text:span text:style-name="T14">OSPF</text:span><text:span text:style-name="T13">.</text:span></text:p>
      <text:p text:style-name="P25"><text:span text:style-name="T13">c) </text:span><text:span text:style-name="T14">FTP</text:span><text:span text:style-name="T13">.</text:span></text:p>
      <text:p text:style-name="P25"><text:span text:style-name="T5">d) </text:span><text:span text:style-name="T9">TCP</text:span><text:span text:style-name="T5">.</text:span></text:p>
      <text:p text:style-name="P29"><text:span text:style-name="T18">e) </text:span><text:span text:style-name="T19">UDP</text:span><text:span text:style-name="T18">.</text:span></text:p>
      <text:p text:style-name="P16"/>
      <text:p text:style-name="P39"/>
      <text:p text:style-name="P39"/>
      <text:p text:style-name="P39"/>
      <text:p text:style-name="P39"/>
      <text:p text:style-name="P39"/>
      <text:p text:style-name="P39">Atividade 21<text:tab/></text:p>
      <text:p text:style-name="P55">Em SD, para que um cliente envie mensagens a um servidor, primeiro o cliente, deve necessariamente conhecer o endereço do servidor, desse modo, é preciso estabelecer um esquema de identificação. <text:s/>O Protocolo de rede DNS é responsável por qual serviço na Internet? </text:p>
      <text:p text:style-name="P14"/>
      <text:p text:style-name="P14">a) Transferências de Hipertextos na Web. </text:p>
      <text:p text:style-name="P14">b) Transferência de Arquivos entre hospedeiros (hosts). </text:p>
      <text:p text:style-name="P62">c) Tradução de endereços de nomes em endereços IP. </text:p>
      <text:p text:style-name="P14">d) Troca de arquivos de Dados Não Sincronizados. </text:p>
      <text:p text:style-name="P14">e) Envio de e-mail entre máquinas na Internet.</text:p>
      <text:p text:style-name="P14"/>
      <text:p text:style-name="P39">Atividade 22<text:tab/></text:p>
      <text:p text:style-name="P14"/>
      <text:p text:style-name="P55"><text:s/>Geralmente, os sistemas distribuídos são concebidos com o objetivo de permitir que vários usuários trabalhem em conjunto para a resolução de um problema (computação cooperativa) ou para se conseguir mais eficiência na solução de um único problema através da utilização do poder de processamento dos vários computadores conectados à rede (processamento distribuído). Assinale a alternativa que melhor define Sistemas Distribuídos:</text:p>
      <text:p text:style-name="P14"/>
      <text:p text:style-name="P14">a) É uma coleção de computadores dependentes que se apresentam ao usuário como um sistema único e consistente.</text:p>
      <text:p text:style-name="P14">b) Computadores autônomos ligados em rede, </text:p>
      <text:p text:style-name="P49">c) É uma coleção de computadores independentes que se apresenta ao usuário como um sistema único e consistente.</text:p>
      <text:p text:style-name="P68"><text:span text:style-name="T17">d) Conjunto de computadores independentes conectados por uma rede de comunicação</text:span><text:span text:style-name="T4">.</text:span></text:p>
      <text:p text:style-name="P14">e) Nenhuma das alternativas anteriores</text:p>
      <text:p text:style-name="P39"/>
      <text:p text:style-name="P39">Atividade 23<text:tab/></text:p>
      <text:p text:style-name="P14"/>
      <text:p text:style-name="P58"><text:s/>Analise as afirmativas a seguir, a respeito de sistemas distribuídos.</text:p>
      <text:p text:style-name="P17">I Em um sistema distribuído se uma máquina falha, o sistema precisa ser reinicializado e retoma as atividades do ponto que parou.</text:p>
      <text:p text:style-name="P17">II Um sistema distribuído pode evoluir de forma modular, incrementando o número ou capacidade das unidades, de acordo com as necessidades da aplicação.</text:p>
      <text:p text:style-name="P17">III A comunicação distribuída através de uma rede tem um custo adicional importante, introduzindo um acréscimo do tempo de transmissão de mensagens que é pelo menos uma ordem de grandeza superior ao da comunicação local. Está(ão) correta(s) a(s) afirmativa(s):</text:p>
      <text:p text:style-name="P26"><text:span text:style-name="T5">a)</text:span><text:span text:style-name="T20"> </text:span><text:span text:style-name="T5">I, apenas.</text:span></text:p>
      <text:p text:style-name="P26"><text:soft-page-break/><text:span text:style-name="T5">b</text:span><text:span text:style-name="T20">) </text:span><text:span text:style-name="T5">II, apenas.</text:span></text:p>
      <text:p text:style-name="P26"><text:span text:style-name="T5">c)</text:span><text:span text:style-name="T20">. </text:span><text:span text:style-name="T5">I e II.</text:span></text:p>
      <text:p text:style-name="P30"><text:span text:style-name="T18">d)</text:span><text:span text:style-name="T21">. </text:span><text:span text:style-name="T18">II e III.</text:span></text:p>
      <text:p text:style-name="P26"><text:span text:style-name="T5">e</text:span><text:span text:style-name="T20">) <text:s/></text:span><text:span text:style-name="T5">EI, II e III.</text:span></text:p>
      <text:p text:style-name="P17"/>
      <text:p text:style-name="P15"/>
      <text:p text:style-name="P39">Atividade 24<text:tab/></text:p>
      <text:p text:style-name="P27"><text:span text:style-name="T5"><text:s/></text:span><text:span text:style-name="T4">Em SDs, não existe memória compartilhada e toda a comunicação em SDs acontece através de troca de mensagens. <text:s/>Sobre o modelo OSI é correto afirmar que: </text:span></text:p>
      <text:p text:style-name="P14"/>
      <text:p text:style-name="P62"><text:span text:style-name="T28">a) É uma pilha de protocolos em sete camadas com o objetivo de viabilizar a comunicação entre roteadores.</text:span> </text:p>
      <text:p text:style-name="P49">b) É uma pilha de protocolos em sete camadas com o objetivo de viabilizar a comunicação entre sistemas abertos. </text:p>
      <text:p text:style-name="P14">c) É uma pilha de protocolos em sete camadas com o objetivo de viabilizar a comunicação entre sistemas proprietários industriais. </text:p>
      <text:p text:style-name="P14">d) É uma pilha de protocolos em sete camadas com o objetivo de viabilizar a comunicação entre os dispositivos internos de uma CPU. </text:p>
      <text:p text:style-name="P14">e) Todas as respostas estão corretas.</text:p>
      <text:p text:style-name="P14"/>
      <text:p text:style-name="P14"/>
      <text:p text:style-name="P14"/>
      <text:p text:style-name="P14"/>
      <text:p text:style-name="P39">Atividade 25<text:tab/></text:p>
      <text:p text:style-name="P14"/>
      <text:p text:style-name="P55"><text:s/>Sobre a linha de execução (Thread), pode-se dizer que: </text:p>
      <text:p text:style-name="P14">a) É uma forma de um processo dividir a si mesmo em duas ou mais tarefas que podem ser executadas sequencialmente. </text:p>
      <text:p text:style-name="P14">b) É uma forma de um processo compartilhar memória entre duas ou mais tarefas que </text:p>
      <text:p text:style-name="P14">podem ser executadas sequencialmente na mesma página de memória. </text:p>
      <text:p text:style-name="P49">c) É uma forma de um processo dividir a si mesmo em duas ou mais tarefas que podem ser executadas concorrentemente. </text:p>
      <text:p text:style-name="P14">d) É uma forma de um processo compartilhar memória entre duas ou mais tarefas que </text:p>
      <text:p text:style-name="P14">podem ser executadas em páginas distintas de memória. </text:p>
      <text:p text:style-name="P63">e) Nenhuma das respostas anteriores são corretas.</text:p>
      <text:p text:style-name="P39"/>
      <text:p text:style-name="P39">Atividade 26<text:tab/></text:p>
      <text:p text:style-name="P14"/>
      <text:p text:style-name="P55"><text:s/>A televisão aberta e o rádio possuem suas difusões através de broadcast, onde uma ou mais antenas de transmissão enviam o sinal televisivo (ou, radiodifusor) através de ondas eletromagnéticas e qualquer aparelho de TV (ou, rádio) que conseguir captar poderá sintonizar o sinal. <text:s/>Já o <text:s/>unicast é um endereçamento para um pacote feito a um único destino. Sobre Multicast é correto afirmar que: </text:p>
      <text:p text:style-name="P14">a) É a transmissão de um datagrama IP para um único "host". </text:p>
      <text:p text:style-name="P14">b) É a transmissão de um datagrama IP para um todos os "hosts". </text:p>
      <text:p text:style-name="P62">c) É a transmissão de um datagrama IP para um grupo de “hosts". </text:p>
      <text:p text:style-name="P14">d) É a transmissão de um datagrama IP para um único roteador. </text:p>
      <text:p text:style-name="P14">e) É a transmissão de um datagrama IP para um todos os roteadores.</text:p>
      <text:p text:style-name="P14"/>
      <text:p text:style-name="P39">Atividade 27<text:tab/></text:p>
      <text:p text:style-name="P5">Quais são os padrões (bibliotecas) de programação distribuída? </text:p>
      <text:p text:style-name="P10">PVM e MPI</text:p>
      <text:p text:style-name="P5"/>
      <text:p text:style-name="P5"/>
      <text:p text:style-name="P39">Atividade 28<text:tab/></text:p>
      <text:p text:style-name="P56">O que é um cluster?</text:p>
      <text:p text:style-name="P40">Cluster e um conjunto de computadores conectados por uma rede para processamento paralelo.</text:p>
      <text:p text:style-name="P39"/>
      <text:p text:style-name="P39"/>
      <text:p text:style-name="P39"/>
      <text:p text:style-name="P39"/>
      <text:p text:style-name="P39"><text:soft-page-break/></text:p>
      <text:p text:style-name="P39"/>
      <text:p text:style-name="P39"/>
      <text:p text:style-name="P39">Atividade 29<text:tab/></text:p>
      <text:p text:style-name="P56">Como ocorre a comunicação ponto a ponto? </text:p>
      <text:p text:style-name="P11">Através de troca de mensagens <text:span text:style-name="T27">entre cada no como um conjunto de clientes e servidores,</text:span></text:p>
      <text:p text:style-name="P8"/>
      <text:p text:style-name="P8"/>
      <text:p text:style-name="P39">Atividade 30<text:tab/></text:p>
      <text:p text:style-name="P60">Uma máquina multiprocessada executa um software seqüencial de forma mais rápida que uma máquina monoprocessada? Justifique a sua resposta. </text:p>
      <text:p text:style-name="P8"/>
      <text:p text:style-name="P13">Não, um software sequencial não necessita de mais de um processador.</text:p>
      <text:p text:style-name="P8"/>
      <text:p text:style-name="P8"/>
      <text:p text:style-name="P8"/>
      <text:p text:style-name="P39">Atividade 30<text:tab/></text:p>
      <text:p text:style-name="P65">Explique a diferença entre sistemas Síncronos e Assíncronos. </text:p>
      <text:p text:style-name="P8"/>
      <text:p text:style-name="P8">Enquanto a comunicação <text:span text:style-name="T23">síncrona</text:span> refere-se ao contato imediato <text:span text:style-name="T23">entre</text:span> o emissor (quem envia a mensagem) e o receptor (quem recebe a mensagem), a comunicação <text:span text:style-name="T23">assíncrona</text:span> é atemporal. Ou seja, na comunicação <text:span text:style-name="T23">assíncrona</text:span> o emissor envia a mensagem, mas não necessariamente o receptor irá recebê-la imediatamente. </text:p>
      <text:p text:style-name="P8"/>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Corpo_20_de_20_texto_20_Char" style:class="text">
      <style:paragraph-properties fo:text-align="justify" style:justify-single-word="false" fo:hyphenation-ladder-count="no-limit"/>
      <style:text-properties fo:font-size="14pt" style:font-size-asian="14pt" style:language-asian="pt" style:country-asian="BR" style:font-size-complex="14pt" fo:hyphenate="true" fo:hyphenation-remain-char-count="2" fo:hyphenation-push-char-count="2" loext:hyphenation-no-caps="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loext:linked-style-name="Texto_20_de_20_balão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loext:hyphenation-no-caps="false"/>
    </style:style>
    <style:style style:name="Conteúdo_20_de_20_tabela" style:display-name="Conteúdo de tabela" style:family="paragraph" style:parent-style-name="Standard">
      <style:paragraph-properties text:number-lines="false" text:line-number="0"/>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Estilo_20_padrão" style:display-name="Estilo padrão" style:family="paragraph">
      <style:paragraph-properties fo:margin-top="0cm" fo:margin-bottom="0.353cm" style:contextual-spacing="false" fo:line-height="115%" fo:text-align="start" style:justify-single-word="false" fo:orphans="2" fo:widows="2" fo:hyphenation-ladder-count="no-limit" style:writing-mode="lr-tb"/>
      <style:text-properties style:font-name="Calibri" fo:font-family="Calibri" style:font-family-generic="roman" style:font-pitch="variable" fo:font-style="italic" style:font-name-asian="SimSun" style:font-family-asian="SimSun" style:font-family-generic-asian="system" style:font-pitch-asian="variable" style:language-asian="zh" style:country-asian="CN" style:font-style-asian="italic" style:font-name-complex="Calibri1" style:font-family-complex="Calibri" style:font-family-generic-complex="system" style:font-pitch-complex="variable" fo:hyphenate="false" fo:hyphenation-remain-char-count="2" fo:hyphenation-push-char-count="2" loext:hyphenation-no-caps="fals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TML_20_Preformatted" style:display-name="HTML Preformatted" style:family="paragraph" style:parent-style-name="Standard" loext:linked-style-name="Pré-formatação_20_HTML_20_Char">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pt" style:country-asian="BR" style:font-name-complex="Courier New1" style:font-family-complex="'Courier New'" style:font-family-generic-complex="system" style:font-pitch-complex="variable" style:font-size-complex="10pt" fo:hyphenate="true" fo:hyphenation-remain-char-count="2" fo:hyphenation-push-char-count="2" loext:hyphenation-no-caps="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language-asian="pt" style:country-asian="BR" fo:hyphenate="true" fo:hyphenation-remain-char-count="2" fo:hyphenation-push-char-count="2"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pt" style:country-asian="BR" style:font-name-complex="Times New Roman1" style:font-family-complex="'Times New Roman'" style:font-family-generic-complex="system" style:font-pitch-complex="variable" style:font-size-complex="14pt"/>
    </style:style>
    <style:style style:name="Pré-formatação_20_HTML_20_Char" style:display-name="Pré-formatação HTML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style style:name="ListLabel_20_5" style:display-name="ListLabel 5" style:family="text"/>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style style:name="ListLabel_20_8" style:display-name="ListLabel 8" style:family="text"/>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style style:name="ListLabel_20_347" style:display-name="ListLabel 347" style:family="text"/>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style style:name="ListLabel_20_350" style:display-name="ListLabel 350" style:family="text"/>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649cm"/>
        </style:list-level-properties>
        <style:text-properties fo:font-family="Symbol" style:font-style-name="Normal" style:font-family-generic="roman" style:font-pitch="variable"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919cm"/>
        </style:list-level-properties>
        <style:text-properties fo:font-family="'Courier New'" style:font-style-name="Normal" style:font-family-generic="modern" style:font-pitch="fixed"/>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4.189cm"/>
        </style:list-level-properties>
        <style:text-properties fo:font-family="Wingdings" style:font-style-name="Normal" style:font-pitch="variable"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459cm"/>
        </style:list-level-properties>
        <style:text-properties fo:font-family="Symbol" style:font-style-name="Normal" style:font-family-generic="roman" style:font-pitch="variable"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729cm"/>
        </style:list-level-properties>
        <style:text-properties fo:font-family="'Courier New'" style:font-style-name="Normal" style:font-family-generic="modern" style:font-pitch="fixed"/>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999cm"/>
        </style:list-level-properties>
        <style:text-properties fo:font-family="Wingdings" style:font-style-name="Normal" style:font-pitch="variable"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9.269cm"/>
        </style:list-level-properties>
        <style:text-properties fo:font-family="Symbol" style:font-style-name="Normal" style:font-family-generic="roman" style:font-pitch="variable"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539cm"/>
        </style:list-level-properties>
        <style:text-properties fo:font-family="'Courier New'" style:font-style-name="Normal" style:font-family-generic="modern" style:font-pitch="fixed"/>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80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649cm"/>
        </style:list-level-properties>
        <style:text-properties fo:font-family="Symbol" style:font-style-name="Normal" style:font-family-generic="roman" style:font-pitch="variable" style:font-charset="x-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919cm"/>
        </style:list-level-properties>
        <style:text-properties fo:font-family="'Courier New'" style:font-style-name="Normal" style:font-family-generic="modern" style:font-pitch="fixed"/>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4.189cm"/>
        </style:list-level-properties>
        <style:text-properties fo:font-family="Wingdings" style:font-style-name="Normal" style:font-pitch="variable" style:font-charset="x-symbol"/>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459cm"/>
        </style:list-level-properties>
        <style:text-properties fo:font-family="Symbol" style:font-style-name="Normal" style:font-family-generic="roman" style:font-pitch="variable" style:font-charset="x-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729cm"/>
        </style:list-level-properties>
        <style:text-properties fo:font-family="'Courier New'" style:font-style-name="Normal" style:font-family-generic="modern" style:font-pitch="fixed"/>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7.999cm"/>
        </style:list-level-properties>
        <style:text-properties fo:font-family="Wingdings" style:font-style-name="Normal" style:font-pitch="variable" style:font-charset="x-symbol"/>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9.269cm"/>
        </style:list-level-properties>
        <style:text-properties fo:font-family="Symbol" style:font-style-name="Normal" style:font-family-generic="roman" style:font-pitch="variable" style:font-charset="x-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539cm"/>
        </style:list-level-properties>
        <style:text-properties fo:font-family="'Courier New'" style:font-style-name="Normal" style:font-family-generic="modern" style:font-pitch="fixed"/>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1.80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1.649cm"/>
        </style:list-level-properties>
        <style:text-properties fo:font-family="Symbol" style:font-style-name="Normal" style:font-family-generic="roman" style:font-pitch="variable" style:font-charset="x-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919cm"/>
        </style:list-level-properties>
        <style:text-properties fo:font-family="'Courier New'" style:font-style-name="Normal" style:font-family-generic="modern" style:font-pitch="fixed"/>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4.189cm"/>
        </style:list-level-properties>
        <style:text-properties fo:font-family="Wingdings" style:font-style-name="Normal" style:font-pitch="variable" style:font-charset="x-symbol"/>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5.459cm"/>
        </style:list-level-properties>
        <style:text-properties fo:font-family="Symbol" style:font-style-name="Normal" style:font-family-generic="roman" style:font-pitch="variable" style:font-charset="x-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6.729cm"/>
        </style:list-level-properties>
        <style:text-properties fo:font-family="'Courier New'" style:font-style-name="Normal" style:font-family-generic="modern" style:font-pitch="fixed"/>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999cm"/>
        </style:list-level-properties>
        <style:text-properties fo:font-family="Wingdings" style:font-style-name="Normal" style:font-pitch="variable" style:font-charset="x-symbol"/>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9.269cm"/>
        </style:list-level-properties>
        <style:text-properties fo:font-family="Symbol" style:font-style-name="Normal" style:font-family-generic="roman" style:font-pitch="variable"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539cm"/>
        </style:list-level-properties>
        <style:text-properties fo:font-family="'Courier New'" style:font-style-name="Normal" style:font-family-generic="modern" style:font-pitch="fixed"/>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80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1.649cm"/>
        </style:list-level-properties>
        <style:text-properties fo:font-family="Symbol" style:font-style-name="Normal" style:font-family-generic="roman" style:font-pitch="variable" style:font-charset="x-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919cm"/>
        </style:list-level-properties>
        <style:text-properties fo:font-family="'Courier New'" style:font-style-name="Normal" style:font-family-generic="modern" style:font-pitch="fixed"/>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4.189cm"/>
        </style:list-level-properties>
        <style:text-properties fo:font-family="Wingdings" style:font-style-name="Normal" style:font-pitch="variable"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459cm"/>
        </style:list-level-properties>
        <style:text-properties fo:font-family="Symbol" style:font-style-name="Normal" style:font-family-generic="roman" style:font-pitch="variable"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729cm"/>
        </style:list-level-properties>
        <style:text-properties fo:font-family="'Courier New'" style:font-style-name="Normal" style:font-family-generic="modern" style:font-pitch="fixed"/>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999cm"/>
        </style:list-level-properties>
        <style:text-properties fo:font-family="Wingdings" style:font-style-name="Normal" style:font-pitch="variable"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9.269cm"/>
        </style:list-level-properties>
        <style:text-properties fo:font-family="Symbol" style:font-style-name="Normal" style:font-family-generic="roman" style:font-pitch="variable"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539cm"/>
        </style:list-level-properties>
        <style:text-properties fo:font-family="'Courier New'" style:font-style-name="Normal" style:font-family-generic="modern" style:font-pitch="fixed"/>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80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1.649cm"/>
        </style:list-level-properties>
        <style:text-properties fo:font-family="Symbol" style:font-style-name="Normal" style:font-family-generic="roman" style:font-pitch="variable" style:font-charset="x-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919cm"/>
        </style:list-level-properties>
        <style:text-properties fo:font-family="'Courier New'" style:font-style-name="Normal" style:font-family-generic="modern" style:font-pitch="fixed"/>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4.189cm"/>
        </style:list-level-properties>
        <style:text-properties fo:font-family="Wingdings" style:font-style-name="Normal" style:font-pitch="variable" style:font-charset="x-symbol"/>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459cm"/>
        </style:list-level-properties>
        <style:text-properties fo:font-family="Symbol" style:font-style-name="Normal" style:font-family-generic="roman" style:font-pitch="variable" style:font-charset="x-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729cm"/>
        </style:list-level-properties>
        <style:text-properties fo:font-family="'Courier New'" style:font-style-name="Normal" style:font-family-generic="modern" style:font-pitch="fixed"/>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999cm"/>
        </style:list-level-properties>
        <style:text-properties fo:font-family="Wingdings" style:font-style-name="Normal" style:font-pitch="variable" style:font-charset="x-symbol"/>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9.269cm"/>
        </style:list-level-properties>
        <style:text-properties fo:font-family="Symbol" style:font-style-name="Normal" style:font-family-generic="roman" style:font-pitch="variable" style:font-charset="x-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539cm"/>
        </style:list-level-properties>
        <style:text-properties fo:font-family="'Courier New'" style:font-style-name="Normal" style:font-family-generic="modern" style:font-pitch="fixed"/>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80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1.649cm"/>
        </style:list-level-properties>
        <style:text-properties fo:font-family="Symbol" style:font-style-name="Normal" style:font-family-generic="roman" style:font-pitch="variable" style:font-charset="x-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2.919cm"/>
        </style:list-level-properties>
        <style:text-properties fo:font-family="'Courier New'" style:font-style-name="Normal" style:font-family-generic="modern" style:font-pitch="fixed"/>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4.189cm"/>
        </style:list-level-properties>
        <style:text-properties fo:font-family="Wingdings" style:font-style-name="Normal" style:font-pitch="variable" style:font-charset="x-symbol"/>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5.459cm"/>
        </style:list-level-properties>
        <style:text-properties fo:font-family="Symbol" style:font-style-name="Normal" style:font-family-generic="roman" style:font-pitch="variable" style:font-charset="x-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729cm"/>
        </style:list-level-properties>
        <style:text-properties fo:font-family="'Courier New'" style:font-style-name="Normal" style:font-family-generic="modern" style:font-pitch="fixed"/>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7.999cm"/>
        </style:list-level-properties>
        <style:text-properties fo:font-family="Wingdings" style:font-style-name="Normal" style:font-pitch="variable" style:font-charset="x-symbol"/>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9.269cm"/>
        </style:list-level-properties>
        <style:text-properties fo:font-family="Symbol" style:font-style-name="Normal" style:font-family-generic="roman" style:font-pitch="variable" style:font-charset="x-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0.539cm"/>
        </style:list-level-properties>
        <style:text-properties fo:font-family="'Courier New'" style:font-style-name="Normal" style:font-family-generic="modern" style:font-pitch="fixed"/>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1.80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1.649cm"/>
        </style:list-level-properties>
        <style:text-properties fo:font-family="Symbol" style:font-style-name="Normal" style:font-family-generic="roman" style:font-pitch="variable" style:font-charset="x-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919cm"/>
        </style:list-level-properties>
        <style:text-properties fo:font-family="'Courier New'" style:font-style-name="Normal" style:font-family-generic="modern" style:font-pitch="fixed"/>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4.189cm"/>
        </style:list-level-properties>
        <style:text-properties fo:font-family="Wingdings" style:font-style-name="Normal" style:font-pitch="variable" style:font-charset="x-symbol"/>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459cm"/>
        </style:list-level-properties>
        <style:text-properties fo:font-family="Symbol" style:font-style-name="Normal" style:font-family-generic="roman" style:font-pitch="variable" style:font-charset="x-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729cm"/>
        </style:list-level-properties>
        <style:text-properties fo:font-family="'Courier New'" style:font-style-name="Normal" style:font-family-generic="modern" style:font-pitch="fixed"/>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999cm"/>
        </style:list-level-properties>
        <style:text-properties fo:font-family="Wingdings" style:font-style-name="Normal" style:font-pitch="variable" style:font-charset="x-symbol"/>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9.269cm"/>
        </style:list-level-properties>
        <style:text-properties fo:font-family="Symbol" style:font-style-name="Normal" style:font-family-generic="roman" style:font-pitch="variable" style:font-charset="x-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539cm"/>
        </style:list-level-properties>
        <style:text-properties fo:font-family="'Courier New'" style:font-style-name="Normal" style:font-family-generic="modern" style:font-pitch="fixed"/>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80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4" loext:num-list-format="" style:num-suffix="" text:bullet-char="">
        <style:list-level-properties text:list-level-position-and-space-mode="label-alignment">
          <style:list-level-label-alignment text:label-followed-by="listtab" fo:text-indent="-0.635cm" fo:margin-left="1.649cm"/>
        </style:list-level-properties>
        <style:text-properties fo:font-family="Symbol" style:font-style-name="Normal" style:font-family-generic="roman" style:font-pitch="variable" style:font-charset="x-symbol"/>
      </text:list-level-style-bullet>
      <text:list-level-style-bullet text:level="2" text:style-name="ListLabel_20_75" loext:num-list-format="o" style:num-suffix="o" text:bullet-char="o">
        <style:list-level-properties text:list-level-position-and-space-mode="label-alignment">
          <style:list-level-label-alignment text:label-followed-by="listtab" fo:text-indent="-0.635cm" fo:margin-left="2.919cm"/>
        </style:list-level-properties>
        <style:text-properties fo:font-family="'Courier New'" style:font-style-name="Normal" style:font-family-generic="modern" style:font-pitch="fixed"/>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635cm" fo:margin-left="4.189cm"/>
        </style:list-level-properties>
        <style:text-properties fo:font-family="Wingdings" style:font-style-name="Normal" style:font-pitch="variable" style:font-charset="x-symbol"/>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635cm" fo:margin-left="5.459cm"/>
        </style:list-level-properties>
        <style:text-properties fo:font-family="Symbol" style:font-style-name="Normal" style:font-family-generic="roman" style:font-pitch="variable" style:font-charset="x-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635cm" fo:margin-left="6.729cm"/>
        </style:list-level-properties>
        <style:text-properties fo:font-family="'Courier New'" style:font-style-name="Normal" style:font-family-generic="modern" style:font-pitch="fixed"/>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635cm" fo:margin-left="7.999cm"/>
        </style:list-level-properties>
        <style:text-properties fo:font-family="Wingdings" style:font-style-name="Normal" style:font-pitch="variable" style:font-charset="x-symbol"/>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635cm" fo:margin-left="9.269cm"/>
        </style:list-level-properties>
        <style:text-properties fo:font-family="Symbol" style:font-style-name="Normal" style:font-family-generic="roman" style:font-pitch="variable" style:font-charset="x-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635cm" fo:margin-left="10.539cm"/>
        </style:list-level-properties>
        <style:text-properties fo:font-family="'Courier New'" style:font-style-name="Normal" style:font-family-generic="modern" style:font-pitch="fixed"/>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635cm" fo:margin-left="11.80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6" loext:num-list-format="%1%)"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suffix=")" style:num-format="a" style:num-letter-sync="true">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2"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1" loext:num-list-format="%1%)" style:num-suffix=")" style:num-format="a" style:num-letter-sync="true">
        <style:list-level-properties text:list-level-position-and-space-mode="label-alignment">
          <style:list-level-label-alignment text:label-followed-by="listtab" fo:text-indent="-0.635cm" fo:margin-left="0.926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196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466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4.736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006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276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546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9.8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08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9"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0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0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0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08"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26" loext:num-list-format="%1%."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2" text:style-name="ListLabel_20_327" loext:num-list-format="%2%." style:num-suffix="." style:num-format="a" style:num-letter-sync="true">
        <style:list-level-properties text:list-level-position-and-space-mode="label-alignment">
          <style:list-level-label-alignment text:label-followed-by="listtab" fo:text-indent="-0.635cm" fo:margin-left="4.426cm"/>
        </style:list-level-properties>
      </text:list-level-style-number>
      <text:list-level-style-number text:level="3" text:style-name="ListLabel_20_328" loext:num-list-format="%3%." style:num-suffix="." style:num-format="i">
        <style:list-level-properties text:list-level-position-and-space-mode="label-alignment" fo:text-align="end">
          <style:list-level-label-alignment text:label-followed-by="listtab" fo:text-indent="-0.318cm" fo:margin-left="5.696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5" text:style-name="ListLabel_20_330" loext:num-list-format="%5%." style:num-suffix="." style:num-format="a" style:num-letter-sync="true">
        <style:list-level-properties text:list-level-position-and-space-mode="label-alignment">
          <style:list-level-label-alignment text:label-followed-by="listtab" fo:text-indent="-0.635cm" fo:margin-left="8.236cm"/>
        </style:list-level-properties>
      </text:list-level-style-number>
      <text:list-level-style-number text:level="6" text:style-name="ListLabel_20_331" loext:num-list-format="%6%." style:num-suffix="." style:num-format="i">
        <style:list-level-properties text:list-level-position-and-space-mode="label-alignment" fo:text-align="end">
          <style:list-level-label-alignment text:label-followed-by="listtab" fo:text-indent="-0.318cm" fo:margin-left="9.506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fo:text-indent="-0.635cm" fo:margin-left="10.776cm"/>
        </style:list-level-properties>
      </text:list-level-style-number>
      <text:list-level-style-number text:level="8" text:style-name="ListLabel_20_333" loext:num-list-format="%8%." style:num-suffix="." style:num-format="a" style:num-letter-sync="true">
        <style:list-level-properties text:list-level-position-and-space-mode="label-alignment">
          <style:list-level-label-alignment text:label-followed-by="listtab" fo:text-indent="-0.635cm" fo:margin-left="12.046cm"/>
        </style:list-level-properties>
      </text:list-level-style-number>
      <text:list-level-style-number text:level="9" text:style-name="ListLabel_20_334" loext:num-list-format="%9%." style:num-suffix="." style:num-format="i">
        <style:list-level-properties text:list-level-position-and-space-mode="label-alignment" fo:text-align="end">
          <style:list-level-label-alignment text:label-followed-by="listtab" fo:text-indent="-0.318cm" fo:margin-left="13.3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35" loext:num-list-format="%1%."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2" text:style-name="ListLabel_20_336" loext:num-list-format="%2%." style:num-suffix="." style:num-format="a" style:num-letter-sync="true">
        <style:list-level-properties text:list-level-position-and-space-mode="label-alignment">
          <style:list-level-label-alignment text:label-followed-by="listtab" fo:text-indent="-0.635cm" fo:margin-left="4.426cm"/>
        </style:list-level-properties>
      </text:list-level-style-number>
      <text:list-level-style-number text:level="3" text:style-name="ListLabel_20_337" loext:num-list-format="%3%." style:num-suffix="." style:num-format="i">
        <style:list-level-properties text:list-level-position-and-space-mode="label-alignment" fo:text-align="end">
          <style:list-level-label-alignment text:label-followed-by="listtab" fo:text-indent="-0.318cm" fo:margin-left="5.696cm"/>
        </style:list-level-properties>
      </text:list-level-style-number>
      <text:list-level-style-number text:level="4" text:style-name="ListLabel_20_338" loext:num-list-format="%4%."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5" text:style-name="ListLabel_20_339" loext:num-list-format="%5%." style:num-suffix="." style:num-format="a" style:num-letter-sync="true">
        <style:list-level-properties text:list-level-position-and-space-mode="label-alignment">
          <style:list-level-label-alignment text:label-followed-by="listtab" fo:text-indent="-0.635cm" fo:margin-left="8.236cm"/>
        </style:list-level-properties>
      </text:list-level-style-number>
      <text:list-level-style-number text:level="6" text:style-name="ListLabel_20_340" loext:num-list-format="%6%." style:num-suffix="." style:num-format="i">
        <style:list-level-properties text:list-level-position-and-space-mode="label-alignment" fo:text-align="end">
          <style:list-level-label-alignment text:label-followed-by="listtab" fo:text-indent="-0.318cm" fo:margin-left="9.506cm"/>
        </style:list-level-properties>
      </text:list-level-style-number>
      <text:list-level-style-number text:level="7" text:style-name="ListLabel_20_341" loext:num-list-format="%7%." style:num-suffix="." style:num-format="1">
        <style:list-level-properties text:list-level-position-and-space-mode="label-alignment">
          <style:list-level-label-alignment text:label-followed-by="listtab" fo:text-indent="-0.635cm" fo:margin-left="10.776cm"/>
        </style:list-level-properties>
      </text:list-level-style-number>
      <text:list-level-style-number text:level="8" text:style-name="ListLabel_20_342" loext:num-list-format="%8%." style:num-suffix="." style:num-format="a" style:num-letter-sync="true">
        <style:list-level-properties text:list-level-position-and-space-mode="label-alignment">
          <style:list-level-label-alignment text:label-followed-by="listtab" fo:text-indent="-0.635cm" fo:margin-left="12.046cm"/>
        </style:list-level-properties>
      </text:list-level-style-number>
      <text:list-level-style-number text:level="9" text:style-name="ListLabel_20_343" loext:num-list-format="%9%." style:num-suffix="." style:num-format="i">
        <style:list-level-properties text:list-level-position-and-space-mode="label-alignment" fo:text-align="end">
          <style:list-level-label-alignment text:label-followed-by="listtab" fo:text-indent="-0.318cm" fo:margin-left="13.3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44" loext:num-list-format="" style:num-suffix="" text:bullet-char="">
        <style:list-level-properties text:list-level-position-and-space-mode="label-alignment">
          <style:list-level-label-alignment text:label-followed-by="listtab" fo:text-indent="-0.635cm" fo:margin-left="1.886cm"/>
        </style:list-level-properties>
        <style:text-properties fo:font-family="Symbol" style:font-style-name="Normal" style:font-family-generic="roman" style:font-pitch="variable" style:font-charset="x-symbol"/>
      </text:list-level-style-bullet>
      <text:list-level-style-bullet text:level="2" text:style-name="ListLabel_20_345" loext:num-list-format="o" style:num-suffix="o" text:bullet-char="o">
        <style:list-level-properties text:list-level-position-and-space-mode="label-alignment">
          <style:list-level-label-alignment text:label-followed-by="listtab" fo:text-indent="-0.635cm" fo:margin-left="3.156cm"/>
        </style:list-level-properties>
        <style:text-properties fo:font-family="'Courier New'" style:font-style-name="Normal" style:font-family-generic="modern" style:font-pitch="fixed"/>
      </text:list-level-style-bullet>
      <text:list-level-style-bullet text:level="3" text:style-name="ListLabel_20_346" loext:num-list-format="" style:num-suffix="" text:bullet-char="">
        <style:list-level-properties text:list-level-position-and-space-mode="label-alignment">
          <style:list-level-label-alignment text:label-followed-by="listtab" fo:text-indent="-0.635cm" fo:margin-left="4.426cm"/>
        </style:list-level-properties>
        <style:text-properties fo:font-family="Wingdings" style:font-style-name="Normal" style:font-pitch="variable" style:font-charset="x-symbol"/>
      </text:list-level-style-bullet>
      <text:list-level-style-bullet text:level="4" text:style-name="ListLabel_20_347" loext:num-list-format="" style:num-suffix="" text:bullet-char="">
        <style:list-level-properties text:list-level-position-and-space-mode="label-alignment">
          <style:list-level-label-alignment text:label-followed-by="listtab" fo:text-indent="-0.635cm" fo:margin-left="5.696cm"/>
        </style:list-level-properties>
        <style:text-properties fo:font-family="Symbol" style:font-style-name="Normal" style:font-family-generic="roman" style:font-pitch="variable" style:font-charset="x-symbol"/>
      </text:list-level-style-bullet>
      <text:list-level-style-bullet text:level="5" text:style-name="ListLabel_20_348" loext:num-list-format="o" style:num-suffix="o" text:bullet-char="o">
        <style:list-level-properties text:list-level-position-and-space-mode="label-alignment">
          <style:list-level-label-alignment text:label-followed-by="listtab" fo:text-indent="-0.635cm" fo:margin-left="6.966cm"/>
        </style:list-level-properties>
        <style:text-properties fo:font-family="'Courier New'" style:font-style-name="Normal" style:font-family-generic="modern" style:font-pitch="fixed"/>
      </text:list-level-style-bullet>
      <text:list-level-style-bullet text:level="6" text:style-name="ListLabel_20_349" loext:num-list-format="" style:num-suffix="" text:bullet-char="">
        <style:list-level-properties text:list-level-position-and-space-mode="label-alignment">
          <style:list-level-label-alignment text:label-followed-by="listtab" fo:text-indent="-0.635cm" fo:margin-left="8.236cm"/>
        </style:list-level-properties>
        <style:text-properties fo:font-family="Wingdings" style:font-style-name="Normal" style:font-pitch="variable" style:font-charset="x-symbol"/>
      </text:list-level-style-bullet>
      <text:list-level-style-bullet text:level="7" text:style-name="ListLabel_20_350" loext:num-list-format="" style:num-suffix="" text:bullet-char="">
        <style:list-level-properties text:list-level-position-and-space-mode="label-alignment">
          <style:list-level-label-alignment text:label-followed-by="listtab" fo:text-indent="-0.635cm" fo:margin-left="9.506cm"/>
        </style:list-level-properties>
        <style:text-properties fo:font-family="Symbol" style:font-style-name="Normal" style:font-family-generic="roman" style:font-pitch="variable" style:font-charset="x-symbol"/>
      </text:list-level-style-bullet>
      <text:list-level-style-bullet text:level="8" text:style-name="ListLabel_20_351" loext:num-list-format="o" style:num-suffix="o" text:bullet-char="o">
        <style:list-level-properties text:list-level-position-and-space-mode="label-alignment">
          <style:list-level-label-alignment text:label-followed-by="listtab" fo:text-indent="-0.635cm" fo:margin-left="10.776cm"/>
        </style:list-level-properties>
        <style:text-properties fo:font-family="'Courier New'" style:font-style-name="Normal" style:font-family-generic="modern" style:font-pitch="fixed"/>
      </text:list-level-style-bullet>
      <text:list-level-style-bullet text:level="9" text:style-name="ListLabel_20_352" loext:num-list-format="" style:num-suffix="" text:bullet-char="">
        <style:list-level-properties text:list-level-position-and-space-mode="label-alignment">
          <style:list-level-label-alignment text:label-followed-by="listtab" fo:text-indent="-0.635cm" fo:margin-left="12.046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62" loext:num-list-format="%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363"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64"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365"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366"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367"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368"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369"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370"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8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text:style-name="ListLabel_20_3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No_20_Spacing">
      <style:paragraph-properties fo:text-align="center" style:justify-single-word="false"/>
      <style:text-properties fo:font-size="10pt" style:font-size-asian="10pt" style:font-size-complex="10pt"/>
    </style:style>
    <style:style style:name="MP3" style:family="paragraph">
      <loext:graphic-properties draw:fill="solid" draw:fill-color="#ffffff"/>
      <style:paragraph-properties fo:text-align="center"/>
    </style:style>
    <style:style style:name="MT1" style:family="text">
      <style:text-properties style:font-name="Arial" fo:font-size="11.5pt" style:font-size-asian="11.5pt" style:font-name-complex="Arial2" style:font-size-complex="11.5pt"/>
    </style:style>
    <style:style style:name="MT2" style:family="text">
      <style:text-properties style:font-name="Arial" style:font-name-complex="Arial2"/>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3.554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Mgr1" style:family="graphic">
      <style:graphic-properties draw:stroke="solid" svg:stroke-width="0cm" svg:stroke-color="#000000" draw:stroke-linejoin="round" svg:stroke-linecap="butt" draw:fill="solid" draw:fill-color="#ffffff"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751cm" fo:margin-bottom="0.501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0.501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draw:frame draw:style-name="Mfr1" draw:name="Imagem 1" text:anchor-type="char" svg:x="0.6cm" svg:y="-0.272cm" svg:width="1.647cm" svg:height="2.408cm" draw:z-index="1"><draw:image xlink:href="Pictures/10000001000001BA000000C34133A82B91BD6DC2.png" xlink:type="simple" xlink:show="embed" xlink:actuate="onLoad" draw:mime-type="image/png"/></draw:frame><draw:frame draw:style-name="Mfr2" draw:name="Quadro1" text:anchor-type="char" svg:x="2.692cm" svg:y="-0.072cm" svg:width="14.57cm" draw:z-index="2"><draw:text-box fo:min-height="2.028cm"><text:p text:style-name="MP1"><text:span text:style-name="MT1">Instituto Federal de Educação, Ciência e Tecnologia do Rio Grande do Sul </text:span><text:span text:style-name="MT2">Campus Osório</text:span></text:p><text:p text:style-name="MP2">Ministério da Educação</text:p><text:p text:style-name="MP2">Secretaria de Educação Profissional e Tecnológica</text:p></draw:text-box></draw:frame><draw:rect text:anchor-type="char" draw:z-index="0" draw:name="Forma1" draw:style-name="Mgr1" draw:text-style-name="MP3" svg:width="17.386cm" svg:height="2.677cm" svg:x="0.284cm" svg:y="-0.399cm" draw:corner-radius="0.222cm"><text:p/></draw:rect></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ange</meta:initial-creator>
    <meta:editing-cycles>15</meta:editing-cycles>
    <meta:print-date>2014-06-25T14:36:00</meta:print-date>
    <meta:creation-date>2018-03-27T18:17:00</meta:creation-date>
    <dc:date>2022-03-29T21:06:26.183000000</dc:date>
    <meta:editing-duration>PT2H51M26S</meta:editing-duration>
    <meta:generator>LibreOffice/7.3.0.3$Windows_x86 LibreOffice_project/0f246aa12d0eee4a0f7adcefbf7c878fc2238db3</meta:generator>
    <meta:document-statistic meta:table-count="0" meta:image-count="1" meta:object-count="0" meta:page-count="7" meta:paragraph-count="172" meta:word-count="2398" meta:character-count="15360" meta:non-whitespace-character-count="13024"/>
    <meta:user-defined meta:name="AppVersion">12.0000</meta:user-defined>
    <meta:template xlink:type="simple" xlink:actuate="onRequest" xlink:title="Normal.dotm" xlink:href=""/>
  </office:meta>
</office:document-meta>
</file>